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 Narrow" svg:font-family="'Arial Narrow'" style:font-family-generic="swiss"/>
    <style:font-face style:name="ArialMT" svg:font-family="ArialMT" style:font-family-generic="swiss"/>
    <style:font-face style:name="TrebuchetMS" svg:font-family="TrebuchetM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664cm" fo:margin-left="8.347cm" fo:margin-right="-0.011cm" table:align="margins"/>
    </style:style>
    <style:style style:name="Table1.A" style:family="table-column">
      <style:table-column-properties style:column-width="2.796cm" style:rel-column-width="21146*"/>
    </style:style>
    <style:style style:name="Table1.B" style:family="table-column">
      <style:table-column-properties style:column-width="2.261cm" style:rel-column-width="17104*"/>
    </style:style>
    <style:style style:name="Table1.C" style:family="table-column">
      <style:table-column-properties style:column-width="3.607cm" style:rel-column-width="27285*"/>
    </style:style>
    <style:style style:name="Table1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.C1" style:family="table-cell">
      <style:table-cell-properties fo:padding="0.097cm" fo:border="0.05pt solid #808080"/>
    </style:style>
    <style:style style:name="Table1.A2" style:family="table-cell" style:data-style-name="N0">
      <style:table-cell-properties fo:padding="0.097cm" fo:border-left="0.05pt solid #808080" fo:border-right="none" fo:border-top="none" fo:border-bottom="0.05pt solid #808080"/>
    </style:style>
    <style:style style:name="Table1.B2" style:family="table-cell" style:data-style-name="N37">
      <style:table-cell-properties fo:padding="0.097cm" fo:border-left="0.05pt solid #808080" fo:border-right="none" fo:border-top="none" fo:border-bottom="0.05pt solid #808080"/>
    </style:style>
    <style:style style:name="Table1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13.309cm"/>
    </style:style>
    <style:style style:name="Table2.A1" style:family="table-cell">
      <style:table-cell-properties fo:background-color="#e6e6e6" fo:padding="0.097cm" fo:border-left="0.05pt solid #008080" fo:border-right="none" fo:border-top="0.05pt solid #008080" fo:border-bottom="0.05pt solid #008080">
        <style:background-image/>
      </style:table-cell-properties>
    </style:style>
    <style:style style:name="Table2.B1" style:family="table-cell">
      <style:table-cell-properties fo:background-color="#e6e6e6" fo:padding="0.097cm" fo:border="0.05pt solid #008080">
        <style:background-image/>
      </style:table-cell-properties>
    </style:style>
    <style:style style:name="Table2.A2" style:family="table-cell">
      <style:table-cell-properties fo:padding="0.097cm" fo:border-left="0.05pt solid #008080" fo:border-right="none" fo:border-top="none" fo:border-bottom="0.05pt solid #008080"/>
    </style:style>
    <style:style style:name="Table2.B2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3" style:family="table-cell">
      <style:table-cell-properties fo:padding="0.097cm" fo:border-left="0.05pt solid #008080" fo:border-right="none" fo:border-top="none" fo:border-bottom="0.05pt solid #008080"/>
    </style:style>
    <style:style style:name="Table2.B3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4" style:family="table-cell">
      <style:table-cell-properties fo:padding="0.097cm" fo:border-left="0.05pt solid #008080" fo:border-right="none" fo:border-top="none" fo:border-bottom="0.05pt solid #008080"/>
    </style:style>
    <style:style style:name="Table2.B4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5" style:family="table-cell">
      <style:table-cell-properties fo:background-color="#e6e6e6" fo:padding="0.097cm" fo:border-left="0.05pt solid #008080" fo:border-right="none" fo:border-top="none" fo:border-bottom="0.05pt solid #008080">
        <style:background-image/>
      </style:table-cell-properties>
    </style:style>
    <style:style style:name="Table2.B5" style:family="table-cell">
      <style:table-cell-properties fo:background-color="#e6e6e6" fo:padding="0.097cm" fo:border-left="0.05pt solid #008080" fo:border-right="0.05pt solid #008080" fo:border-top="none" fo:border-bottom="0.05pt solid #008080">
        <style:background-image/>
      </style:table-cell-properties>
    </style:style>
    <style:style style:name="Table2.A6" style:family="table-cell">
      <style:table-cell-properties fo:padding="0.097cm" fo:border-left="0.05pt solid #008080" fo:border-right="none" fo:border-top="none" fo:border-bottom="0.05pt solid #008080"/>
    </style:style>
    <style:style style:name="Table2.B6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7" style:family="table-cell">
      <style:table-cell-properties fo:padding="0.097cm" fo:border-left="0.05pt solid #008080" fo:border-right="none" fo:border-top="none" fo:border-bottom="0.05pt solid #008080"/>
    </style:style>
    <style:style style:name="Table2.B7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8" style:family="table-cell">
      <style:table-cell-properties fo:padding="0.097cm" fo:border-left="0.05pt solid #008080" fo:border-right="none" fo:border-top="none" fo:border-bottom="0.05pt solid #008080"/>
    </style:style>
    <style:style style:name="Table2.B8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0" style:family="table-cell">
      <style:table-cell-properties fo:padding="0.097cm" fo:border-left="0.05pt solid #008080" fo:border-right="none" fo:border-top="none" fo:border-bottom="0.05pt solid #008080"/>
    </style:style>
    <style:style style:name="Table2.B10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1" style:family="table-cell">
      <style:table-cell-properties fo:padding="0.097cm" fo:border-left="0.05pt solid #008080" fo:border-right="none" fo:border-top="none" fo:border-bottom="0.05pt solid #008080"/>
    </style:style>
    <style:style style:name="Table2.B11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2" style:family="table-cell">
      <style:table-cell-properties fo:padding="0.097cm" fo:border-left="0.05pt solid #008080" fo:border-right="none" fo:border-top="none" fo:border-bottom="0.05pt solid #008080"/>
    </style:style>
    <style:style style:name="Table2.B12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4" style:family="table-cell">
      <style:table-cell-properties fo:padding="0.097cm" fo:border-left="0.05pt solid #008080" fo:border-right="none" fo:border-top="none" fo:border-bottom="0.05pt solid #008080"/>
    </style:style>
    <style:style style:name="Table2.B14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5" style:family="table-cell">
      <style:table-cell-properties fo:padding="0.097cm" fo:border-left="0.05pt solid #008080" fo:border-right="none" fo:border-top="none" fo:border-bottom="0.05pt solid #008080"/>
    </style:style>
    <style:style style:name="Table2.B15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6" style:family="table-cell">
      <style:table-cell-properties fo:padding="0.097cm" fo:border-left="0.05pt solid #008080" fo:border-right="none" fo:border-top="none" fo:border-bottom="0.05pt solid #008080"/>
    </style:style>
    <style:style style:name="Table2.B16" style:family="table-cell">
      <style:table-cell-properties fo:padding="0.097cm" fo:border-left="0.05pt solid #008080" fo:border-right="0.05pt solid #008080" fo:border-top="none" fo:border-bottom="0.05pt solid #008080"/>
    </style:style>
    <style:style style:name="Table3" style:family="table">
      <style:table-properties style:width="16.355cm" fo:margin-left="0.626cm" fo:margin-right="0.019cm" table:align="margins" style:writing-mode="lr-tb"/>
    </style:style>
    <style:style style:name="Table3.A" style:family="table-column">
      <style:table-column-properties style:column-width="2.14cm" style:rel-column-width="8573*"/>
    </style:style>
    <style:style style:name="Table3.B" style:family="table-column">
      <style:table-column-properties style:column-width="2.859cm" style:rel-column-width="11457*"/>
    </style:style>
    <style:style style:name="Table3.C" style:family="table-column">
      <style:table-column-properties style:column-width="11.356cm" style:rel-column-width="45505*"/>
    </style:style>
    <style:style style:name="Table3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3.C1" style:family="table-cell">
      <style:table-cell-properties fo:background-color="#e6e6e6" fo:padding="0.097cm" fo:border="0.5pt solid #008080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3.B2" style:family="table-cell">
      <style:table-cell-properties fo:padding="0.097cm" fo:border-left="0.5pt solid #008080" fo:border-right="none" fo:border-top="none" fo:border-bottom="0.5pt solid #008080"/>
    </style:style>
    <style:style style:name="Table3.C2" style:family="table-cell">
      <style:table-cell-properties fo:padding="0.097cm" fo:border-left="0.5pt solid #008080" fo:border-right="0.5pt solid #008080" fo:border-top="none" fo:border-bottom="0.5pt solid #008080"/>
    </style:style>
    <style:style style:name="Table3.B3" style:family="table-cell">
      <style:table-cell-properties fo:padding="0.097cm" fo:border-left="0.5pt solid #008080" fo:border-right="none" fo:border-top="none" fo:border-bottom="0.5pt solid #008080"/>
    </style:style>
    <style:style style:name="Table3.C3" style:family="table-cell">
      <style:table-cell-properties fo:padding="0.097cm" fo:border-left="0.5pt solid #008080" fo:border-right="0.5pt solid #008080" fo:border-top="none" fo:border-bottom="0.5pt solid #008080"/>
    </style:style>
    <style:style style:name="Table3.B4" style:family="table-cell">
      <style:table-cell-properties fo:padding="0.097cm" fo:border-left="0.5pt solid #008080" fo:border-right="none" fo:border-top="none" fo:border-bottom="0.5pt solid #008080"/>
    </style:style>
    <style:style style:name="Table3.C4" style:family="table-cell">
      <style:table-cell-properties fo:padding="0.097cm" fo:border-left="0.5pt solid #008080" fo:border-right="0.5pt solid #008080" fo:border-top="none" fo:border-bottom="0.5pt solid #008080"/>
    </style:style>
    <style:style style:name="Table3.B5" style:family="table-cell">
      <style:table-cell-properties fo:padding="0.097cm" fo:border-left="0.5pt solid #008080" fo:border-right="none" fo:border-top="none" fo:border-bottom="0.5pt solid #008080"/>
    </style:style>
    <style:style style:name="Table3.C5" style:family="table-cell">
      <style:table-cell-properties fo:padding="0.097cm" fo:border-left="0.5pt solid #008080" fo:border-right="0.5pt solid #008080" fo:border-top="none" fo:border-bottom="0.5pt solid #008080"/>
    </style:style>
    <style:style style:name="Table3.B6" style:family="table-cell">
      <style:table-cell-properties fo:padding="0.097cm" fo:border-left="0.5pt solid #008080" fo:border-right="none" fo:border-top="none" fo:border-bottom="0.5pt solid #008080"/>
    </style:style>
    <style:style style:name="Table3.C6" style:family="table-cell">
      <style:table-cell-properties fo:padding="0.097cm" fo:border-left="0.5pt solid #008080" fo:border-right="0.5pt solid #008080" fo:border-top="none" fo:border-bottom="0.5pt solid #008080"/>
    </style:style>
    <style:style style:name="Table3.B7" style:family="table-cell">
      <style:table-cell-properties fo:padding="0.097cm" fo:border-left="0.5pt solid #008080" fo:border-right="none" fo:border-top="none" fo:border-bottom="0.5pt solid #008080"/>
    </style:style>
    <style:style style:name="Table3.C7" style:family="table-cell">
      <style:table-cell-properties fo:padding="0.097cm" fo:border-left="0.5pt solid #008080" fo:border-right="0.5pt solid #008080" fo:border-top="none" fo:border-bottom="0.5pt solid #008080"/>
    </style:style>
    <style:style style:name="Table3.B8" style:family="table-cell">
      <style:table-cell-properties fo:padding="0.097cm" fo:border-left="0.5pt solid #008080" fo:border-right="none" fo:border-top="none" fo:border-bottom="0.5pt solid #008080"/>
    </style:style>
    <style:style style:name="Table3.C8" style:family="table-cell">
      <style:table-cell-properties fo:padding="0.097cm" fo:border-left="0.5pt solid #008080" fo:border-right="0.5pt solid #008080" fo:border-top="none" fo:border-bottom="0.5pt solid #008080"/>
    </style:style>
    <style:style style:name="Table3.B9" style:family="table-cell">
      <style:table-cell-properties fo:padding="0.097cm" fo:border-left="0.5pt solid #008080" fo:border-right="none" fo:border-top="none" fo:border-bottom="0.5pt solid #008080"/>
    </style:style>
    <style:style style:name="Table3.C9" style:family="table-cell">
      <style:table-cell-properties fo:padding="0.097cm" fo:border-left="0.5pt solid #008080" fo:border-right="0.5pt solid #008080" fo:border-top="none" fo:border-bottom="0.5pt solid #008080"/>
    </style:style>
    <style:style style:name="Table5" style:family="table">
      <style:table-properties style:width="16.376cm" fo:margin-left="0.605cm" fo:margin-right="0.019cm" table:align="margins" style:writing-mode="lr-tb"/>
    </style:style>
    <style:style style:name="Table5.A" style:family="table-column">
      <style:table-column-properties style:column-width="2.182cm" style:rel-column-width="8731*"/>
    </style:style>
    <style:style style:name="Table5.B" style:family="table-column">
      <style:table-column-properties style:column-width="2.859cm" style:rel-column-width="11442*"/>
    </style:style>
    <style:style style:name="Table5.C" style:family="table-column">
      <style:table-column-properties style:column-width="11.335cm" style:rel-column-width="45362*"/>
    </style:style>
    <style:style style:name="Table5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5.C1" style:family="table-cell">
      <style:table-cell-properties fo:background-color="#e6e6e6" fo:padding="0.097cm" fo:border="0.5pt solid #008080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5.B2" style:family="table-cell">
      <style:table-cell-properties fo:padding="0.097cm" fo:border-left="0.5pt solid #008080" fo:border-right="none" fo:border-top="none" fo:border-bottom="0.5pt solid #008080"/>
    </style:style>
    <style:style style:name="Table5.C2" style:family="table-cell">
      <style:table-cell-properties fo:padding="0.097cm" fo:border-left="0.5pt solid #008080" fo:border-right="0.5pt solid #008080" fo:border-top="none" fo:border-bottom="0.5pt solid #008080"/>
    </style:style>
    <style:style style:name="Table5.B3" style:family="table-cell">
      <style:table-cell-properties fo:padding="0.097cm" fo:border-left="0.5pt solid #008080" fo:border-right="none" fo:border-top="none" fo:border-bottom="0.5pt solid #008080"/>
    </style:style>
    <style:style style:name="Table5.C3" style:family="table-cell">
      <style:table-cell-properties fo:padding="0.097cm" fo:border-left="0.5pt solid #008080" fo:border-right="0.5pt solid #008080" fo:border-top="none" fo:border-bottom="0.5pt solid #008080"/>
    </style:style>
    <style:style style:name="Table6" style:family="table">
      <style:table-properties style:width="16.376cm" fo:margin-left="0.605cm" fo:margin-right="0.019cm" table:align="margins" style:writing-mode="lr-tb"/>
    </style:style>
    <style:style style:name="Table6.A" style:family="table-column">
      <style:table-column-properties style:column-width="2.182cm" style:rel-column-width="8731*"/>
    </style:style>
    <style:style style:name="Table6.B" style:family="table-column">
      <style:table-column-properties style:column-width="2.859cm" style:rel-column-width="11442*"/>
    </style:style>
    <style:style style:name="Table6.C" style:family="table-column">
      <style:table-column-properties style:column-width="11.335cm" style:rel-column-width="45362*"/>
    </style:style>
    <style:style style:name="Table6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6.C1" style:family="table-cell">
      <style:table-cell-properties fo:background-color="#e6e6e6" fo:padding="0.097cm" fo:border="0.5pt solid #008080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6.B2" style:family="table-cell">
      <style:table-cell-properties fo:padding="0.097cm" fo:border-left="0.5pt solid #008080" fo:border-right="none" fo:border-top="none" fo:border-bottom="0.5pt solid #008080"/>
    </style:style>
    <style:style style:name="Table6.C2" style:family="table-cell">
      <style:table-cell-properties fo:padding="0.097cm" fo:border-left="0.5pt solid #008080" fo:border-right="0.5pt solid #008080" fo:border-top="none" fo:border-bottom="0.5pt solid #008080"/>
    </style:style>
    <style:style style:name="Table6.B3" style:family="table-cell">
      <style:table-cell-properties fo:padding="0.097cm" fo:border-left="0.5pt solid #008080" fo:border-right="none" fo:border-top="none" fo:border-bottom="0.5pt solid #008080"/>
    </style:style>
    <style:style style:name="Table6.C3" style:family="table-cell">
      <style:table-cell-properties fo:padding="0.097cm" fo:border-left="0.5pt solid #008080" fo:border-right="0.5pt solid #008080" fo:border-top="none" fo:border-bottom="0.5pt solid #008080"/>
    </style:style>
    <style:style style:name="Table8" style:family="table">
      <style:table-properties style:width="16.376cm" fo:margin-left="0.605cm" fo:margin-right="0.019cm" table:align="margins" style:writing-mode="lr-tb"/>
    </style:style>
    <style:style style:name="Table8.A" style:family="table-column">
      <style:table-column-properties style:column-width="2.18cm" style:rel-column-width="8724*"/>
    </style:style>
    <style:style style:name="Table8.B" style:family="table-column">
      <style:table-column-properties style:column-width="3.032cm" style:rel-column-width="12134*"/>
    </style:style>
    <style:style style:name="Table8.C" style:family="table-column">
      <style:table-column-properties style:column-width="11.164cm" style:rel-column-width="44677*"/>
    </style:style>
    <style:style style:name="Table8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8.C1" style:family="table-cell">
      <style:table-cell-properties fo:background-color="#e6e6e6" fo:padding="0.097cm" fo:border="0.5pt solid #008080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8.B2" style:family="table-cell">
      <style:table-cell-properties fo:padding="0.097cm" fo:border-left="0.5pt solid #008080" fo:border-right="none" fo:border-top="none" fo:border-bottom="0.5pt solid #008080"/>
    </style:style>
    <style:style style:name="Table8.C2" style:family="table-cell">
      <style:table-cell-properties fo:padding="0.097cm" fo:border-left="0.5pt solid #008080" fo:border-right="0.5pt solid #008080" fo:border-top="none" fo:border-bottom="0.5pt solid #008080"/>
    </style:style>
    <style:style style:name="Table8.B3" style:family="table-cell">
      <style:table-cell-properties fo:padding="0.097cm" fo:border-left="0.5pt solid #008080" fo:border-right="none" fo:border-top="none" fo:border-bottom="0.5pt solid #008080"/>
    </style:style>
    <style:style style:name="Table8.C3" style:family="table-cell">
      <style:table-cell-properties fo:padding="0.097cm" fo:border-left="0.5pt solid #008080" fo:border-right="0.5pt solid #008080" fo:border-top="none" fo:border-bottom="0.5pt solid #008080"/>
    </style:style>
    <style:style style:name="Table11" style:family="table">
      <style:table-properties style:width="16.355cm" fo:margin-left="0.626cm" fo:margin-right="0.019cm" table:align="margins" style:writing-mode="lr-tb"/>
    </style:style>
    <style:style style:name="Table11.A" style:family="table-column">
      <style:table-column-properties style:column-width="2.14cm" style:rel-column-width="8573*"/>
    </style:style>
    <style:style style:name="Table11.B" style:family="table-column">
      <style:table-column-properties style:column-width="2.859cm" style:rel-column-width="11457*"/>
    </style:style>
    <style:style style:name="Table11.C" style:family="table-column">
      <style:table-column-properties style:column-width="11.356cm" style:rel-column-width="45505*"/>
    </style:style>
    <style:style style:name="Table11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11.C1" style:family="table-cell">
      <style:table-cell-properties fo:background-color="#e6e6e6" fo:padding="0.097cm" fo:border="0.5pt solid #008080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11.B2" style:family="table-cell" style:data-style-name="N0">
      <style:table-cell-properties fo:padding="0.097cm" fo:border-left="0.5pt solid #008080" fo:border-right="none" fo:border-top="none" fo:border-bottom="0.5pt solid #008080"/>
    </style:style>
    <style:style style:name="Table11.C2" style:family="table-cell">
      <style:table-cell-properties fo:padding="0.097cm" fo:border-left="0.5pt solid #008080" fo:border-right="0.5pt solid #008080" fo:border-top="none" fo:border-bottom="0.5pt solid #008080"/>
    </style:style>
    <style:style style:name="Table11.B3" style:family="table-cell" style:data-style-name="N0">
      <style:table-cell-properties fo:padding="0.097cm" fo:border-left="0.5pt solid #008080" fo:border-right="none" fo:border-top="none" fo:border-bottom="0.5pt solid #008080"/>
    </style:style>
    <style:style style:name="Table11.C3" style:family="table-cell">
      <style:table-cell-properties fo:padding="0.097cm" fo:border-left="0.5pt solid #008080" fo:border-right="0.5pt solid #008080" fo:border-top="none" fo:border-bottom="0.5pt solid #008080"/>
    </style:style>
    <style:style style:name="Table11.B4" style:family="table-cell" style:data-style-name="N0">
      <style:table-cell-properties fo:padding="0.097cm" fo:border-left="0.5pt solid #008080" fo:border-right="none" fo:border-top="none" fo:border-bottom="0.5pt solid #008080"/>
    </style:style>
    <style:style style:name="Table11.C4" style:family="table-cell">
      <style:table-cell-properties fo:padding="0.097cm" fo:border-left="0.5pt solid #008080" fo:border-right="0.5pt solid #008080" fo:border-top="none" fo:border-bottom="0.5pt solid #008080"/>
    </style:style>
    <style:style style:name="Table9" style:family="table">
      <style:table-properties style:width="16.404cm" fo:margin-left="0.616cm" fo:margin-right="-0.019cm" table:align="margins" style:writing-mode="lr-tb"/>
    </style:style>
    <style:style style:name="Table9.A" style:family="table-column">
      <style:table-column-properties style:column-width="3.889cm" style:rel-column-width="15538*"/>
    </style:style>
    <style:style style:name="Table9.B" style:family="table-column">
      <style:table-column-properties style:column-width="4.886cm" style:rel-column-width="19519*"/>
    </style:style>
    <style:style style:name="Table9.C" style:family="table-column">
      <style:table-column-properties style:column-width="7.629cm" style:rel-column-width="30478*"/>
    </style:style>
    <style:style style:name="Table9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9.C1" style:family="table-cell">
      <style:table-cell-properties fo:background-color="#e6e6e6" fo:padding="0.097cm" fo:border="0.5pt solid #008080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9.B2" style:family="table-cell">
      <style:table-cell-properties fo:padding="0.097cm" fo:border-left="0.5pt solid #008080" fo:border-right="none" fo:border-top="none" fo:border-bottom="0.5pt solid #008080"/>
    </style:style>
    <style:style style:name="Table9.C2" style:family="table-cell">
      <style:table-cell-properties fo:padding="0.097cm" fo:border-left="0.5pt solid #008080" fo:border-right="0.5pt solid #008080" fo:border-top="none" fo:border-bottom="0.5pt solid #008080"/>
    </style:style>
    <style:style style:name="Table9.B3" style:family="table-cell">
      <style:table-cell-properties fo:padding="0.097cm" fo:border-left="0.5pt solid #008080" fo:border-right="none" fo:border-top="none" fo:border-bottom="0.5pt solid #008080"/>
    </style:style>
    <style:style style:name="Table9.C3" style:family="table-cell">
      <style:table-cell-properties fo:padding="0.097cm" fo:border-left="0.5pt solid #008080" fo:border-right="0.5pt solid #008080" fo:border-top="none" fo:border-bottom="0.5pt solid #008080"/>
    </style:style>
    <style:style style:name="Table9.B4" style:family="table-cell">
      <style:table-cell-properties fo:padding="0.097cm" fo:border-left="0.5pt solid #008080" fo:border-right="none" fo:border-top="none" fo:border-bottom="0.5pt solid #008080"/>
    </style:style>
    <style:style style:name="Table9.C4" style:family="table-cell">
      <style:table-cell-properties fo:padding="0.097cm" fo:border-left="0.5pt solid #008080" fo:border-right="0.5pt solid #008080" fo:border-top="none" fo:border-bottom="0.5pt solid #008080"/>
    </style:style>
    <style:style style:name="Table9.B5" style:family="table-cell">
      <style:table-cell-properties fo:padding="0.097cm" fo:border-left="0.5pt solid #008080" fo:border-right="none" fo:border-top="none" fo:border-bottom="0.5pt solid #008080"/>
    </style:style>
    <style:style style:name="Table9.C5" style:family="table-cell">
      <style:table-cell-properties fo:padding="0.097cm" fo:border-left="0.5pt solid #008080" fo:border-right="0.5pt solid #008080" fo:border-top="none" fo:border-bottom="0.5pt solid #00808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e6e6e6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417cm" fo:margin-left="0.616cm" fo:margin-right="-0.032cm" table:align="margins" style:writing-mode="lr-tb"/>
    </style:style>
    <style:style style:name="Table7.A" style:family="table-column">
      <style:table-column-properties style:column-width="5.773cm" style:rel-column-width="23046*"/>
    </style:style>
    <style:style style:name="Table7.B" style:family="table-column">
      <style:table-column-properties style:column-width="3.004cm" style:rel-column-width="11991*"/>
    </style:style>
    <style:style style:name="Table7.C" style:family="table-column">
      <style:table-column-properties style:column-width="7.639cm" style:rel-column-width="30498*"/>
    </style:style>
    <style:style style:name="Table7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7.C1" style:family="table-cell">
      <style:table-cell-properties fo:background-color="#e6e6e6" fo:padding="0.097cm" fo:border="0.5pt solid #008080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7.B2" style:family="table-cell">
      <style:table-cell-properties fo:padding="0.097cm" fo:border-left="0.5pt solid #008080" fo:border-right="none" fo:border-top="none" fo:border-bottom="0.5pt solid #008080"/>
    </style:style>
    <style:style style:name="Table7.C2" style:family="table-cell">
      <style:table-cell-properties fo:padding="0.097cm" fo:border-left="0.5pt solid #008080" fo:border-right="0.5pt solid #008080" fo:border-top="none" fo:border-bottom="0.5pt solid #008080"/>
    </style:style>
    <style:style style:name="Table7.B3" style:family="table-cell">
      <style:table-cell-properties fo:padding="0.097cm" fo:border-left="0.5pt solid #008080" fo:border-right="none" fo:border-top="none" fo:border-bottom="0.5pt solid #008080"/>
    </style:style>
    <style:style style:name="Table7.C3" style:family="table-cell">
      <style:table-cell-properties fo:padding="0.097cm" fo:border-left="0.5pt solid #008080" fo:border-right="0.5pt solid #008080" fo:border-top="none" fo:border-bottom="0.5pt solid #008080"/>
    </style:style>
    <style:style style:name="Table7.B4" style:family="table-cell">
      <style:table-cell-properties fo:padding="0.097cm" fo:border-left="0.5pt solid #008080" fo:border-right="none" fo:border-top="none" fo:border-bottom="0.5pt solid #008080"/>
    </style:style>
    <style:style style:name="Table7.C4" style:family="table-cell">
      <style:table-cell-properties fo:padding="0.097cm" fo:border-left="0.5pt solid #008080" fo:border-right="0.5pt solid #008080" fo:border-top="none" fo:border-bottom="0.5pt solid #008080"/>
    </style:style>
    <style:style style:name="Table7.B5" style:family="table-cell">
      <style:table-cell-properties fo:padding="0.097cm" fo:border-left="0.5pt solid #008080" fo:border-right="none" fo:border-top="none" fo:border-bottom="0.5pt solid #008080"/>
    </style:style>
    <style:style style:name="Table7.C5" style:family="table-cell">
      <style:table-cell-properties fo:padding="0.097cm" fo:border-left="0.5pt solid #008080" fo:border-right="0.5pt solid #008080" fo:border-top="none" fo:border-bottom="0.5pt solid #008080"/>
    </style:style>
    <style:style style:name="Table7.B6" style:family="table-cell">
      <style:table-cell-properties fo:padding="0.097cm" fo:border-left="0.5pt solid #008080" fo:border-right="none" fo:border-top="none" fo:border-bottom="0.5pt solid #008080"/>
    </style:style>
    <style:style style:name="Table7.C6" style:family="table-cell">
      <style:table-cell-properties fo:padding="0.097cm" fo:border-left="0.5pt solid #008080" fo:border-right="0.5pt solid #008080" fo:border-top="none" fo:border-bottom="0.5pt solid #008080"/>
    </style:style>
    <style:style style:name="Table7.C7" style:family="table-cell">
      <style:table-cell-properties fo:background-color="transparent" fo:padding="0.097cm" fo:border-left="0.5pt solid #008080" fo:border-right="0.5pt solid #008080" fo:border-top="none" fo:border-bottom="0.5pt solid #008080">
        <style:background-image/>
      </style:table-cell-properties>
    </style:style>
    <style:style style:name="P1" style:family="paragraph" style:parent-style-name="Standard">
      <style:paragraph-properties style:text-autospace="none"/>
      <style:text-properties fo:color="#000000" style:font-name="Arial" fo:font-size="11pt" style:font-name-asian="ArialMT" style:font-size-asian="11pt" style:font-name-complex="ArialMT" style:font-size-complex="11pt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1pt" style:font-name-asian="ArialMT" style:font-size-asian="11pt" style:font-name-complex="ArialMT" style:font-size-complex="11pt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Arial" fo:font-size="26pt" style:font-name-asian="TrebuchetMS" style:font-size-asian="26pt" style:font-name-complex="TrebuchetMS" style:font-size-complex="26pt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Arial" fo:font-size="26pt" fo:font-style="italic" officeooo:paragraph-rsid="0047041a" style:font-name-asian="TrebuchetMS" style:font-size-asian="26pt" style:font-style-asian="italic" style:font-name-complex="TrebuchetMS" style:font-size-complex="26pt" style:font-style-complex="italic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31e1fe"/>
    </style:style>
    <style:style style:name="P7" style:family="paragraph" style:parent-style-name="Text_20_body">
      <style:paragraph-properties fo:text-align="justify" style:justify-single-word="false"/>
      <style:text-properties officeooo:paragraph-rsid="00470476"/>
    </style:style>
    <style:style style:name="P8" style:family="paragraph" style:parent-style-name="Text_20_body">
      <style:paragraph-properties fo:text-align="justify" style:justify-single-word="false"/>
      <style:text-properties officeooo:paragraph-rsid="0048ae8a"/>
    </style:style>
    <style:style style:name="P9" style:family="paragraph" style:parent-style-name="Text_20_body">
      <style:paragraph-properties fo:text-align="justify" style:justify-single-word="false"/>
      <style:text-properties fo:color="#000000" style:font-name="Arial" fo:font-size="10pt" style:font-name-asian="TrebuchetMS" style:font-size-asian="10pt" style:font-name-complex="TrebuchetMS" style:font-size-complex="10pt"/>
    </style:style>
    <style:style style:name="P10" style:family="paragraph" style:parent-style-name="Text_20_body">
      <style:text-properties officeooo:paragraph-rsid="00346851"/>
    </style:style>
    <style:style style:name="P11" style:family="paragraph" style:parent-style-name="Text_20_body">
      <style:text-properties officeooo:paragraph-rsid="00365d64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font-weight="bold" officeooo:rsid="004b1c27" officeooo:paragraph-rsid="004b1c27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font-weight="bold" officeooo:rsid="004dba7a" officeooo:paragraph-rsid="004dba7a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Arial" fo:font-size="12pt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officeooo:paragraph-rsid="004b1c27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officeooo:paragraph-rsid="004caf1d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officeooo:paragraph-rsid="005117b7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officeooo:rsid="00492921" officeooo:paragraph-rsid="004b1c27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officeooo:rsid="00492921" officeooo:paragraph-rsid="004dba7a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officeooo:rsid="00492921" officeooo:paragraph-rsid="004e7bed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officeooo:rsid="00492921" officeooo:paragraph-rsid="0051553e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officeooo:rsid="004caf1d" officeooo:paragraph-rsid="004caf1d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officeooo:rsid="004caf1d" officeooo:paragraph-rsid="004e7bed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officeooo:rsid="005117b7" officeooo:paragraph-rsid="005117b7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1pt" fo:font-style="italic" officeooo:paragraph-rsid="0051147c" style:font-size-asian="11pt" style:font-style-asian="italic" style:font-size-complex="11pt" style:font-style-complex="italic"/>
    </style:style>
    <style:style style:name="P27" style:family="paragraph" style:parent-style-name="Text_20_body">
      <style:text-properties style:font-name="Arial" fo:font-size="11pt" fo:font-style="italic" officeooo:paragraph-rsid="004e7bed" style:font-size-asian="11pt" style:font-style-asian="italic" style:font-size-complex="11pt" style:font-style-complex="italic"/>
    </style:style>
    <style:style style:name="P28" style:family="paragraph" style:parent-style-name="Text_20_body">
      <style:text-properties style:font-name="Arial" fo:font-size="11pt" fo:font-style="italic" officeooo:paragraph-rsid="0051147c" style:font-size-asian="11pt" style:font-style-asian="italic" style:font-size-complex="11pt" style:font-style-complex="italic"/>
    </style:style>
    <style:style style:name="P29" style:family="paragraph" style:parent-style-name="Text_20_body">
      <style:text-properties style:font-name="Arial" fo:font-size="11pt" style:font-size-asian="9.60000038146973pt" style:font-size-complex="11pt"/>
    </style:style>
    <style:style style:name="P30" style:family="paragraph" style:parent-style-name="Text_20_body">
      <style:paragraph-properties fo:text-align="justify" style:justify-single-word="false"/>
      <style:text-properties style:font-name="Arial Narrow" fo:font-size="12pt" officeooo:rsid="00492921" officeooo:paragraph-rsid="004b1c27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Arial Narrow" fo:font-size="12pt" officeooo:rsid="00492921" officeooo:paragraph-rsid="00492921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Arial Narrow" fo:font-size="12pt" officeooo:paragraph-rsid="00492921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Arial Narrow" fo:font-size="12pt" officeooo:paragraph-rsid="004b1c27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Arial Narrow" fo:font-size="12pt" fo:font-weight="bold" officeooo:rsid="004b1c27" officeooo:paragraph-rsid="004b1c27" style:font-size-asian="12pt" style:font-weight-asian="bold" style:font-size-complex="12pt" style:font-weight-complex="bold"/>
    </style:style>
    <style:style style:name="P35" style:family="paragraph" style:parent-style-name="Text_20_body">
      <style:text-properties style:font-name="Arial1" officeooo:rsid="00532185" officeooo:paragraph-rsid="00532185"/>
    </style:style>
    <style:style style:name="P36" style:family="paragraph" style:parent-style-name="Text_20_body">
      <style:paragraph-properties fo:text-align="justify" style:justify-single-word="false"/>
      <style:text-properties fo:color="#808080" style:font-name="Arial" fo:font-size="14pt" fo:font-weight="bold" officeooo:rsid="005492af" officeooo:paragraph-rsid="005492af" style:font-name-asian="Arial Unicode MS" style:font-size-asian="14pt" style:font-weight-asian="bold" style:font-name-complex="Arial Unicode MS" style:font-size-complex="14pt" style:font-weight-complex="bold"/>
    </style:style>
    <style:style style:name="P37" style:family="paragraph" style:parent-style-name="Text_20_body">
      <style:text-properties officeooo:paragraph-rsid="005492af"/>
    </style:style>
    <style:style style:name="P38" style:family="paragraph" style:parent-style-name="Standard">
      <style:paragraph-properties fo:margin-left="9.391cm" fo:margin-right="0cm" fo:text-align="start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1pt" style:font-name-asian="ArialMT" style:font-size-asian="11pt" style:font-name-complex="ArialMT" style:font-size-complex="11pt"/>
    </style:style>
    <style:style style:name="P39" style:family="paragraph" style:parent-style-name="Preformatted_20_Text">
      <style:paragraph-properties fo:text-align="justify" style:justify-single-word="false"/>
      <style:text-properties fo:color="#000000" style:font-name="Courier 10 Pitch" fo:font-size="10pt" style:font-name-asian="TrebuchetMS" style:font-size-asian="10pt" style:font-name-complex="TrebuchetMS" style:font-size-complex="10pt"/>
    </style:style>
    <style:style style:name="P40" style:family="paragraph" style:parent-style-name="Preformatted_20_Text">
      <style:paragraph-properties fo:text-align="justify" style:justify-single-word="false"/>
      <style:text-properties fo:color="#000000" style:font-name="Courier 10 Pitch" fo:font-size="10pt" officeooo:paragraph-rsid="003395f0" style:font-name-asian="TrebuchetMS" style:font-size-asian="10pt" style:font-name-complex="TrebuchetMS" style:font-size-complex="10pt"/>
    </style:style>
    <style:style style:name="P41" style:family="paragraph" style:parent-style-name="Preformatted_20_Text">
      <style:paragraph-properties fo:text-align="start" style:justify-single-word="false"/>
      <style:text-properties officeooo:paragraph-rsid="0031e1fe"/>
    </style:style>
    <style:style style:name="P42" style:family="paragraph" style:parent-style-name="Preformatted_20_Text">
      <style:paragraph-properties fo:text-align="justify" style:justify-single-word="false"/>
      <style:text-properties style:font-name="Arial" fo:font-size="12pt" officeooo:rsid="00492921" officeooo:paragraph-rsid="004b1c27" style:font-size-asian="12pt" style:font-size-complex="12pt"/>
    </style:style>
    <style:style style:name="P43" style:family="paragraph" style:parent-style-name="Title">
      <style:paragraph-properties fo:text-align="start" style:justify-single-word="false"/>
      <style:text-properties fo:font-size="26pt" style:font-size-asian="26pt" style:font-size-complex="26pt"/>
    </style:style>
    <style:style style:name="P44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1pt" fo:font-style="italic" officeooo:paragraph-rsid="0051147c" style:font-size-asian="11pt" style:font-style-asian="italic" style:font-size-complex="11pt" style:font-style-complex="italic"/>
    </style:style>
    <style:style style:name="P45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2pt" officeooo:paragraph-rsid="0051147c" style:font-size-asian="12pt" style:font-size-complex="12pt"/>
    </style:style>
    <style:style style:name="P46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style:text-line-through-style="none" style:text-line-through-type="none" style:font-name="Arial" fo:font-size="11pt" fo:font-style="normal" style:text-underline-style="none" fo:font-weight="normal" officeooo:paragraph-rsid="004e7bed" style:font-name-asian="Arial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Preformatted_20_Text">
      <style:paragraph-properties fo:margin-top="0cm" fo:margin-bottom="0.21cm" style:contextual-spacing="false" fo:text-align="justify" style:justify-single-word="false"/>
      <style:text-properties style:font-name="Arial" fo:font-size="12pt" officeooo:paragraph-rsid="0051147c" style:font-size-asian="12pt" style:font-size-complex="12pt"/>
    </style:style>
    <style:style style:name="P48" style:family="paragraph" style:parent-style-name="Text_20_body">
      <style:paragraph-properties fo:margin-left="-1.251cm" fo:margin-right="0cm" fo:text-align="justify" style:justify-single-word="false" fo:text-indent="0cm" style:auto-text-indent="false"/>
      <style:text-properties style:font-name="Arial" fo:font-size="12pt" officeooo:paragraph-rsid="0051147c" style:font-size-asian="12pt" style:font-size-complex="12pt"/>
    </style:style>
    <style:style style:name="P49" style:family="paragraph" style:parent-style-name="Text_20_body">
      <style:paragraph-properties fo:margin-left="-0.101cm" fo:margin-right="0cm" fo:margin-top="0cm" fo:margin-bottom="0.212cm" style:contextual-spacing="false" fo:text-indent="0cm" style:auto-text-indent="false"/>
      <style:text-properties officeooo:rsid="00532185" officeooo:paragraph-rsid="00532185"/>
    </style:style>
    <style:style style:name="P50" style:family="paragraph" style:parent-style-name="Table_20_Contents">
      <style:text-properties style:font-name="Arial"/>
    </style:style>
    <style:style style:name="P51" style:family="paragraph" style:parent-style-name="Table_20_Contents">
      <style:text-properties style:font-name="Arial" officeooo:rsid="0047041a" officeooo:paragraph-rsid="0047041a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officeooo:rsid="004caf1d" officeooo:paragraph-rsid="004e7bed" style:font-size-asian="12pt" style:font-size-complex="12pt"/>
    </style:style>
    <style:style style:name="P53" style:family="paragraph" style:parent-style-name="Table_20_Contents">
      <style:text-properties officeooo:paragraph-rsid="004e7bed"/>
    </style:style>
    <style:style style:name="P54" style:family="paragraph" style:parent-style-name="Table_20_Contents">
      <style:paragraph-properties fo:text-align="center" style:justify-single-word="false"/>
      <style:text-properties style:font-name="Arial Narrow1" fo:font-size="12pt" officeooo:paragraph-rsid="004e7bed" fo:background-color="transparent"/>
    </style:style>
    <style:style style:name="P55" style:family="paragraph" style:parent-style-name="Table_20_Contents">
      <style:paragraph-properties fo:text-align="center" style:justify-single-word="false"/>
      <style:text-properties style:font-name="Arial Narrow1" fo:font-size="12pt" officeooo:paragraph-rsid="0051147c" fo:background-color="transparent"/>
    </style:style>
    <style:style style:name="P56" style:family="paragraph" style:parent-style-name="Table_20_Contents">
      <style:text-properties style:font-name="Arial Narrow1" fo:font-size="12pt" style:text-underline-style="none" officeooo:paragraph-rsid="004e7bed"/>
    </style:style>
    <style:style style:name="P57" style:family="paragraph" style:parent-style-name="Table_20_Contents">
      <style:text-properties style:font-name="Arial Narrow1" fo:font-size="12pt" style:text-underline-style="none" officeooo:paragraph-rsid="0051147c"/>
    </style:style>
    <style:style style:name="P58" style:family="paragraph" style:parent-style-name="Table_20_Contents">
      <style:paragraph-properties fo:text-align="justify" style:justify-single-word="false"/>
      <style:text-properties style:font-name="Arial Narrow1" fo:font-size="12pt" officeooo:paragraph-rsid="004e7bed"/>
    </style:style>
    <style:style style:name="P59" style:family="paragraph" style:parent-style-name="Table_20_Contents">
      <style:paragraph-properties fo:text-align="justify" style:justify-single-word="false"/>
      <style:text-properties style:font-name="Arial Narrow1" fo:font-size="12pt" officeooo:paragraph-rsid="0051147c"/>
    </style:style>
    <style:style style:name="P60" style:family="paragraph" style:parent-style-name="Table_20_Contents">
      <style:text-properties style:font-name="Arial Narrow1" fo:font-size="12pt" officeooo:rsid="00252fab" officeooo:paragraph-rsid="004e7bed"/>
    </style:style>
    <style:style style:name="P61" style:family="paragraph" style:parent-style-name="Table_20_Contents">
      <style:text-properties style:font-name="Arial Narrow1" fo:font-size="12pt" officeooo:paragraph-rsid="004e7bed"/>
    </style:style>
    <style:style style:name="P62" style:family="paragraph" style:parent-style-name="Table_20_Contents">
      <style:paragraph-properties fo:text-align="justify" style:justify-single-word="false"/>
      <style:text-properties style:font-name="Arial Narrow1" fo:font-size="12pt" officeooo:rsid="004f20b9" officeooo:paragraph-rsid="004f20b9"/>
    </style:style>
    <style:style style:name="P63" style:family="paragraph" style:parent-style-name="Table_20_Contents">
      <style:text-properties style:font-name="Arial Narrow1" fo:font-size="12pt" officeooo:rsid="004f20b9" officeooo:paragraph-rsid="004f20b9"/>
    </style:style>
    <style:style style:name="P64" style:family="paragraph" style:parent-style-name="Table_20_Contents">
      <style:text-properties style:font-name="Arial Narrow1" fo:font-size="12pt" officeooo:paragraph-rsid="0051147c"/>
    </style:style>
    <style:style style:name="P65" style:family="paragraph" style:parent-style-name="Table_20_Contents">
      <style:paragraph-properties fo:text-align="justify" style:justify-single-word="false"/>
      <style:text-properties style:font-name="Arial Narrow1" fo:font-size="12pt" officeooo:rsid="0051147c" officeooo:paragraph-rsid="0051553e"/>
    </style:style>
    <style:style style:name="P66" style:family="paragraph" style:parent-style-name="Table_20_Contents">
      <style:text-properties style:font-name="Arial Narrow1" fo:font-size="12pt" officeooo:rsid="0051147c" officeooo:paragraph-rsid="0051147c"/>
    </style:style>
    <style:style style:name="P67" style:family="paragraph" style:parent-style-name="Table_20_Contents">
      <style:text-properties style:font-name="Arial Narrow1" fo:font-size="12pt" officeooo:rsid="0051553e" officeooo:paragraph-rsid="0051553e"/>
    </style:style>
    <style:style style:name="P68" style:family="paragraph" style:parent-style-name="Table_20_Contents">
      <style:text-properties style:font-name="Arial Narrow1" fo:font-size="12pt" officeooo:paragraph-rsid="0051553e"/>
    </style:style>
    <style:style style:name="P69" style:family="paragraph" style:parent-style-name="Footnote">
      <style:text-properties style:font-name="Arial1" officeooo:rsid="00365d64" officeooo:paragraph-rsid="00365d64"/>
    </style:style>
    <style:style style:name="P70" style:family="paragraph" style:parent-style-name="Footnote">
      <style:paragraph-properties fo:margin-left="0cm" fo:margin-right="0cm" fo:text-indent="0cm" style:auto-text-indent="false"/>
      <style:text-properties style:font-name="Arial1" officeooo:rsid="00365d64" officeooo:paragraph-rsid="00365d64"/>
    </style:style>
    <style:style style:name="P71" style:family="paragraph" style:parent-style-name="Standard">
      <style:paragraph-properties fo:text-align="end" style:justify-single-word="false" style:text-autospace="none"/>
      <style:text-properties fo:color="#000000" style:font-name="Arial" fo:font-size="26pt" fo:font-style="italic" officeooo:rsid="0047041a" officeooo:paragraph-rsid="005c6b20" style:font-name-asian="TrebuchetMS" style:font-size-asian="26pt" style:font-style-asian="italic" style:font-name-complex="TrebuchetMS" style:font-size-complex="26pt" style:font-style-complex="italic"/>
    </style:style>
    <style:style style:name="P72" style:family="paragraph" style:parent-style-name="Standard">
      <style:paragraph-properties fo:text-align="end" style:justify-single-word="false" style:text-autospace="none"/>
      <style:text-properties fo:color="#000000" style:font-name="Arial" fo:font-size="22pt" fo:font-style="italic" style:font-name-asian="TrebuchetMS" style:font-size-asian="22pt" style:font-style-asian="italic" style:font-name-complex="TrebuchetMS" style:font-size-complex="22pt" style:font-style-complex="italic"/>
    </style:style>
    <style:style style:name="P73" style:family="paragraph" style:parent-style-name="Text_20_body">
      <style:paragraph-properties fo:text-align="justify" style:justify-single-word="false"/>
      <style:text-properties style:font-name="Arial" fo:font-size="12pt" officeooo:rsid="004f20b9" officeooo:paragraph-rsid="005ebfee" style:font-size-asian="12pt" style:font-size-complex="12pt"/>
    </style:style>
    <style:style style:name="P74" style:family="paragraph" style:parent-style-name="Text_20_body" style:list-style-name="L1">
      <style:paragraph-properties fo:text-align="justify" style:justify-single-word="false"/>
      <style:text-properties style:font-name="Arial" fo:font-size="12pt" officeooo:rsid="004caf1d" officeooo:paragraph-rsid="004caf1d" style:font-size-asian="12pt" style:font-size-complex="12pt"/>
    </style:style>
    <style:style style:name="P75" style:family="paragraph" style:parent-style-name="Text_20_body" style:list-style-name="">
      <style:paragraph-properties fo:text-align="justify" style:justify-single-word="false"/>
      <style:text-properties style:font-name="Arial" fo:font-size="12pt" officeooo:paragraph-rsid="0051147c" style:font-size-asian="12pt" style:font-size-complex="12pt"/>
    </style:style>
    <style:style style:name="P76" style:family="paragraph" style:parent-style-name="Text_20_body">
      <style:paragraph-properties fo:text-align="justify" style:justify-single-word="false"/>
      <style:text-properties style:font-name="Arial" fo:font-size="12pt" officeooo:paragraph-rsid="005ebfee" style:font-size-asian="12pt" style:font-size-complex="12pt"/>
    </style:style>
    <style:style style:name="P77" style:family="paragraph" style:parent-style-name="Text_20_body">
      <style:text-properties style:font-name="Arial" fo:font-size="12pt" officeooo:rsid="0051553e" officeooo:paragraph-rsid="0051553e" style:font-size-asian="12pt" style:font-size-complex="12pt"/>
    </style:style>
    <style:style style:name="P78" style:family="paragraph" style:parent-style-name="Text_20_body">
      <style:paragraph-properties fo:text-align="justify" style:justify-single-word="false"/>
      <style:text-properties style:font-name="Arial" fo:font-size="12pt" officeooo:rsid="004b1c27" officeooo:paragraph-rsid="004caf1d" style:font-size-asian="12pt" style:font-size-complex="12pt"/>
    </style:style>
    <style:style style:name="P79" style:family="paragraph" style:parent-style-name="Text_20_body" style:list-style-name="L9">
      <style:text-properties style:font-name="Arial" fo:font-size="12pt" officeooo:rsid="002ed2f1" style:font-size-asian="12pt" style:font-size-complex="12pt"/>
    </style:style>
    <style:style style:name="P80" style:family="paragraph" style:parent-style-name="Text_20_body">
      <style:paragraph-properties fo:text-align="justify" style:justify-single-word="false"/>
      <style:text-properties style:font-name="Arial" fo:font-size="11pt" officeooo:rsid="004e7bed" officeooo:paragraph-rsid="004b1c27" style:font-size-asian="11pt" style:font-size-complex="11pt"/>
    </style:style>
    <style:style style:name="P81" style:family="paragraph" style:parent-style-name="Text_20_body">
      <style:paragraph-properties fo:text-align="justify" style:justify-single-word="false"/>
      <style:text-properties style:font-name="Arial" fo:font-size="11pt" officeooo:rsid="004e7bed" officeooo:paragraph-rsid="004caf1d" style:font-size-asian="11pt" style:font-size-complex="11pt"/>
    </style:style>
    <style:style style:name="P82" style:family="paragraph" style:parent-style-name="Text_20_body">
      <style:paragraph-properties fo:text-align="justify" style:justify-single-word="false"/>
      <style:text-properties style:font-name="Arial Narrow" fo:font-size="12pt" fo:font-weight="bold" officeooo:rsid="00492921" officeooo:paragraph-rsid="00492921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justify" style:justify-single-word="false"/>
      <style:text-properties style:font-name="Arial Narrow" fo:font-size="12pt" officeooo:rsid="0048b697" officeooo:paragraph-rsid="00492921" style:font-size-asian="12pt" style:font-size-complex="12pt"/>
    </style:style>
    <style:style style:name="P84" style:family="paragraph" style:parent-style-name="Text_20_body">
      <style:paragraph-properties fo:text-align="justify" style:justify-single-word="false"/>
      <style:text-properties style:font-name="Arial Narrow" fo:font-size="12pt" officeooo:rsid="004b1c27" officeooo:paragraph-rsid="00492921" style:font-size-asian="12pt" style:font-size-complex="12pt"/>
    </style:style>
    <style:style style:name="P85" style:family="paragraph" style:parent-style-name="Text_20_body" style:list-style-name="">
      <style:paragraph-properties fo:text-align="justify" style:justify-single-word="false"/>
      <style:text-properties fo:color="#000000" style:text-line-through-style="none" style:text-line-through-type="none" style:font-name="Arial" fo:font-size="12pt" fo:font-style="normal" style:text-underline-style="none" fo:font-weight="normal" officeooo:paragraph-rsid="0051147c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Text_20_body" style:list-style-name="L5">
      <style:text-properties fo:color="#000000" style:font-name="Arial1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7" style:family="paragraph" style:parent-style-name="Text_20_body" style:list-style-name="L6">
      <style:text-properties fo:color="#000000" style:font-name="Arial1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8" style:family="paragraph" style:parent-style-name="Text_20_body" style:list-style-name="L7">
      <style:text-properties fo:color="#000000" style:font-name="Arial1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9" style:family="paragraph" style:parent-style-name="Text_20_body" style:list-style-name="L8">
      <style:text-properties fo:color="#000000" style:font-name="Arial1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0" style:family="paragraph" style:parent-style-name="Text_20_body">
      <style:text-properties style:font-name="Arial1" officeooo:rsid="00532185" officeooo:paragraph-rsid="00532185"/>
    </style:style>
    <style:style style:name="P91" style:family="paragraph" style:parent-style-name="Text_20_body" style:list-style-name="L4"/>
    <style:style style:name="P92" style:family="paragraph" style:parent-style-name="Text_20_body">
      <style:paragraph-properties fo:text-align="justify" style:justify-single-word="false"/>
      <style:text-properties officeooo:rsid="0047041a" officeooo:paragraph-rsid="005c6b20"/>
    </style:style>
    <style:style style:name="P93" style:family="paragraph" style:parent-style-name="Text_20_body">
      <style:paragraph-properties fo:text-align="justify" style:justify-single-word="false"/>
      <style:text-properties officeooo:rsid="0047041a" officeooo:paragraph-rsid="005ebb5d"/>
    </style:style>
    <style:style style:name="P94" style:family="paragraph" style:parent-style-name="Text_20_body">
      <style:paragraph-properties fo:text-align="justify" style:justify-single-word="false"/>
      <style:text-properties officeooo:rsid="0047041a" officeooo:paragraph-rsid="005f4d9b"/>
    </style:style>
    <style:style style:name="P95" style:family="paragraph" style:parent-style-name="Text_20_body" style:list-style-name="L1">
      <style:paragraph-properties fo:margin-top="0cm" fo:margin-bottom="0cm" style:contextual-spacing="false"/>
      <style:text-properties officeooo:paragraph-rsid="004e7bed"/>
    </style:style>
    <style:style style:name="P96" style:family="paragraph" style:parent-style-name="Text_20_body" style:list-style-name="L1">
      <style:paragraph-properties fo:margin-top="0cm" fo:margin-bottom="0cm" style:contextual-spacing="false"/>
      <style:text-properties officeooo:paragraph-rsid="004caf1d"/>
    </style:style>
    <style:style style:name="P97" style:family="paragraph" style:parent-style-name="Text_20_body" style:list-style-name="L1">
      <style:paragraph-properties fo:margin-top="0cm" fo:margin-bottom="0cm" style:contextual-spacing="false"/>
      <style:text-properties style:font-name="Arial1" officeooo:rsid="004caf1d" officeooo:paragraph-rsid="004caf1d"/>
    </style:style>
    <style:style style:name="P98" style:family="paragraph" style:parent-style-name="Text_20_body" style:list-style-name="L3">
      <style:paragraph-properties fo:margin-top="0cm" fo:margin-bottom="0.212cm" style:contextual-spacing="false"/>
      <style:text-properties fo:color="#000000" style:font-name="Arial1" fo:font-size="13pt" fo:font-style="italic" style:text-underline-style="none" fo:font-weight="normal" officeooo:paragraph-rsid="005492af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9" style:family="paragraph" style:parent-style-name="Text_20_body" style:list-style-name="L3">
      <style:paragraph-properties fo:margin-top="0cm" fo:margin-bottom="0.212cm" style:contextual-spacing="false"/>
      <style:text-properties fo:color="#000000" style:font-name="Arial1" fo:font-size="13pt" fo:font-style="italic" style:text-underline-style="none" fo:font-weight="normal" officeooo:rsid="005492af" officeooo:paragraph-rsid="005492af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00" style:family="paragraph" style:parent-style-name="Text_20_body" style:list-style-name="L2">
      <style:paragraph-properties fo:margin-left="0.623cm" fo:margin-right="0cm" fo:margin-top="0cm" fo:margin-bottom="0.212cm" style:contextual-spacing="false" fo:line-height="115%" fo:text-align="start" style:justify-single-word="false" fo:orphans="2" fo:widows="2" fo:text-indent="0cm" style:auto-text-indent="false" style:writing-mode="lr-tb">
        <style:tab-stops/>
      </style:paragraph-properties>
      <style:text-properties fo:color="#000000" style:text-line-through-style="none" style:text-line-through-type="none" style:font-name="Arial" fo:font-size="11pt" fo:font-style="italic" style:text-underline-style="none" fo:font-weight="normal" officeooo:paragraph-rsid="0051147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01" style:family="paragraph" style:parent-style-name="Text_20_body" style:master-page-name="">
      <style:paragraph-properties style:page-number="auto"/>
      <style:text-properties style:font-name="Arial1" fo:font-style="italic" officeooo:rsid="00532185" officeooo:paragraph-rsid="00532185" style:font-style-asian="italic" style:font-style-complex="italic"/>
    </style:style>
    <style:style style:name="P102" style:family="paragraph" style:parent-style-name="Text_20_body" style:list-style-name="L10">
      <style:paragraph-properties fo:margin-left="0cm" fo:margin-right="0cm" fo:margin-top="0cm" fo:margin-bottom="0.212cm" style:contextual-spacing="false" fo:text-indent="-0.635cm" style:auto-text-indent="false"/>
      <style:text-properties style:font-name="Arial1" fo:font-size="12pt" fo:font-style="italic" fo:font-weight="normal" officeooo:rsid="00532185" officeooo:paragraph-rsid="00532185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Text_20_body" style:list-style-name="L2">
      <style:paragraph-properties fo:margin-left="0cm" fo:margin-right="0cm" fo:margin-top="0cm" fo:margin-bottom="0.212cm" style:contextual-spacing="false" fo:line-height="115%" fo:text-align="start" style:justify-single-word="false" fo:orphans="2" fo:widows="2" fo:text-indent="-0.635cm" style:auto-text-indent="false" style:writing-mode="lr-tb">
        <style:tab-stops/>
      </style:paragraph-properties>
      <style:text-properties fo:color="#000000" style:text-line-through-style="none" style:text-line-through-type="none" style:font-name="Arial" fo:font-size="11pt" fo:font-style="italic" style:text-underline-style="none" fo:font-weight="normal" officeooo:paragraph-rsid="0051147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04" style:family="paragraph" style:parent-style-name="Heading_20_1">
      <style:text-properties fo:font-size="16pt" style:font-size-asian="16pt" style:font-size-complex="16pt"/>
    </style:style>
    <style:style style:name="P105" style:family="paragraph" style:parent-style-name="Heading_20_1">
      <style:text-properties officeooo:rsid="0047041a" officeooo:paragraph-rsid="0047041a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1">
      <style:paragraph-properties fo:break-before="page"/>
      <style:text-properties fo:font-size="16pt" officeooo:paragraph-rsid="0048ae8a" style:font-size-asian="16pt" style:font-size-complex="16pt"/>
    </style:style>
    <style:style style:name="P108" style:family="paragraph" style:parent-style-name="Heading_20_3">
      <style:text-properties officeooo:paragraph-rsid="004e7bed"/>
    </style:style>
    <style:style style:name="P109" style:family="paragraph" style:parent-style-name="Heading_20_3">
      <style:text-properties officeooo:rsid="005492af" officeooo:paragraph-rsid="005492af"/>
    </style:style>
    <style:style style:name="P110" style:family="paragraph" style:parent-style-name="Heading_20_3">
      <style:text-properties fo:color="#808080" style:font-name="Arial" fo:font-size="14pt" officeooo:rsid="005492af" officeooo:paragraph-rsid="005492af" style:font-name-asian="Arial Unicode MS" style:font-size-asian="14pt" style:font-name-complex="Arial Unicode MS" style:font-size-complex="14pt"/>
    </style:style>
    <style:style style:name="P111" style:family="paragraph" style:parent-style-name="Heading_20_3">
      <style:paragraph-properties fo:margin-top="0cm" fo:margin-bottom="0.21cm" style:contextual-spacing="false" fo:text-align="justify" style:justify-single-word="false"/>
      <style:text-properties fo:font-size="13pt" officeooo:paragraph-rsid="005ebfee" style:font-size-asian="13pt" style:font-size-complex="13pt"/>
    </style:style>
    <style:style style:name="P112" style:family="paragraph" style:parent-style-name="Heading_20_3">
      <style:paragraph-properties fo:margin-top="0cm" fo:margin-bottom="0.21cm" style:contextual-spacing="false" fo:text-align="justify" style:justify-single-word="false"/>
      <style:text-properties style:font-name="Arial" fo:font-size="13pt" officeooo:paragraph-rsid="005117b7" style:font-size-asian="13pt" style:font-size-complex="13pt"/>
    </style:style>
    <style:style style:name="P113" style:family="paragraph" style:parent-style-name="Heading_20_3">
      <style:paragraph-properties fo:margin-top="0cm" fo:margin-bottom="0.21cm" style:contextual-spacing="false" fo:text-align="justify" style:justify-single-word="false"/>
      <style:text-properties fo:color="#000000" style:font-name="Arial" fo:font-size="13pt" officeooo:paragraph-rsid="0051147c" style:font-size-asian="13pt" style:font-size-complex="13pt"/>
    </style:style>
    <style:style style:name="P114" style:family="paragraph" style:parent-style-name="Heading_20_3">
      <style:paragraph-properties fo:margin-top="0cm" fo:margin-bottom="0.21cm" style:contextual-spacing="false" fo:text-align="justify" style:justify-single-word="false"/>
      <style:text-properties fo:color="#000000" style:font-name="Arial" fo:font-size="13pt" officeooo:paragraph-rsid="0051553e" style:font-size-asian="13pt" style:font-size-complex="13pt"/>
    </style:style>
    <style:style style:name="P115" style:family="paragraph" style:parent-style-name="Table_20_Contents">
      <style:paragraph-properties fo:text-align="justify" style:justify-single-word="false"/>
      <style:text-properties style:font-name="Arial Narrow1" fo:font-size="12pt" officeooo:rsid="004f20b9" officeooo:paragraph-rsid="0051147c"/>
    </style:style>
    <style:style style:name="P116" style:family="paragraph" style:parent-style-name="Table_20_Contents">
      <style:paragraph-properties fo:text-align="center" style:justify-single-word="false"/>
      <style:text-properties style:font-name="Arial Narrow1" fo:font-size="12pt" officeooo:paragraph-rsid="004e7bed" fo:background-color="transparent"/>
    </style:style>
    <style:style style:name="P117" style:family="paragraph" style:parent-style-name="Table_20_Contents">
      <style:text-properties style:font-name="Arial Narrow1" fo:font-size="12pt" officeooo:paragraph-rsid="0051147c"/>
    </style:style>
    <style:style style:name="P118" style:family="paragraph" style:parent-style-name="Table_20_Contents">
      <style:paragraph-properties fo:text-align="justify" style:justify-single-word="false"/>
      <style:text-properties style:font-name="Arial Narrow1" fo:font-size="12pt" officeooo:paragraph-rsid="0051147c"/>
    </style:style>
    <style:style style:name="P119" style:family="paragraph" style:parent-style-name="Table_20_Contents">
      <style:paragraph-properties fo:text-align="justify" style:justify-single-word="false"/>
      <style:text-properties style:font-name="Arial Narrow1" fo:font-size="12pt" officeooo:rsid="0051147c" officeooo:paragraph-rsid="0051147c"/>
    </style:style>
    <style:style style:name="P120" style:family="paragraph" style:parent-style-name="Table_20_Contents">
      <style:paragraph-properties fo:background-color="transparent">
        <style:background-image/>
      </style:paragraph-properties>
      <style:text-properties style:font-name="Arial Narrow1" fo:font-size="12pt" officeooo:paragraph-rsid="0051147c"/>
    </style:style>
    <style:style style:name="P121" style:family="paragraph" style:parent-style-name="Heading_20_2">
      <style:text-properties officeooo:paragraph-rsid="0031e1fe"/>
    </style:style>
    <style:style style:name="P122" style:family="paragraph" style:parent-style-name="Footnote">
      <style:text-properties officeooo:rsid="00346851" officeooo:paragraph-rsid="00346851"/>
    </style:style>
    <style:style style:name="P123" style:family="paragraph" style:parent-style-name="Footnote">
      <style:text-properties officeooo:rsid="005f81ed" officeooo:paragraph-rsid="005f81ed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12pt" style:font-size-asian="12pt" style:font-size-complex="12pt"/>
    </style:style>
    <style:style style:name="T4" style:family="text">
      <style:text-properties fo:color="#000000" style:font-name="Arial" fo:font-size="12pt" officeooo:rsid="00470476" style:font-size-asian="12pt" style:font-size-complex="12pt"/>
    </style:style>
    <style:style style:name="T5" style:family="text">
      <style:text-properties fo:color="#000000" style:font-name="Arial" fo:font-size="12pt" officeooo:rsid="0048ae8a" style:font-size-asian="12pt" style:font-size-complex="12pt"/>
    </style:style>
    <style:style style:name="T6" style:family="text">
      <style:text-properties fo:color="#000000" style:font-name="Arial" fo:font-size="12pt" officeooo:rsid="005ebb5d" style:font-size-asian="12pt" style:font-size-complex="12pt"/>
    </style:style>
    <style:style style:name="T7" style:family="text">
      <style:text-properties fo:color="#000000" style:font-name="Arial" fo:font-size="12pt" fo:font-style="normal" fo:font-weight="normal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8" style:family="text">
      <style:text-properties fo:color="#000000" style:font-name="Arial" fo:font-size="12pt" fo:font-style="normal" fo:font-weight="normal" officeooo:rsid="00470476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9" style:family="text">
      <style:text-properties fo:color="#000000" style:font-name="Arial" fo:font-size="12pt" fo:font-style="normal" fo:font-weight="normal" officeooo:rsid="005c6b20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10" style:family="text">
      <style:text-properties fo:color="#000000" style:font-name="Arial" fo:font-size="12pt" fo:font-style="normal" fo:font-weight="normal" officeooo:rsid="005d8baf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11" style:family="text">
      <style:text-properties fo:color="#000000" style:font-name="Arial" fo:font-size="12pt" fo:font-style="normal" fo:font-weight="normal" officeooo:rsid="0048ae8a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12" style:family="text">
      <style:text-properties fo:color="#000000" style:font-name="Arial" fo:font-size="12pt" fo:font-style="normal" fo:font-weight="normal" officeooo:rsid="005ebb5d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13" style:family="text">
      <style:text-properties fo:color="#000000" style:font-name="Arial" fo:font-size="12pt" fo:font-style="normal" fo:font-weight="normal" officeooo:rsid="005f4d9b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14" style:family="text">
      <style:text-properties fo:color="#000000" style:font-name="Arial" fo:font-size="12pt" fo:font-style="normal" fo:font-weight="normal" officeooo:rsid="005ebb5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Arial" officeooo:rsid="0051147c"/>
    </style:style>
    <style:style style:name="T16" style:family="text">
      <style:text-properties fo:color="#000000" style:font-name="Arial" officeooo:rsid="005ebfee"/>
    </style:style>
    <style:style style:name="T17" style:family="text">
      <style:text-properties fo:color="#000000" style:font-name="Courier 10 Pitch" fo:font-size="10pt" fo:font-weight="normal" officeooo:rsid="003395f0" style:font-name-asian="TrebuchetMS" style:font-size-asian="10pt" style:font-weight-asian="normal" style:font-name-complex="TrebuchetMS" style:font-size-complex="10pt" style:font-weight-complex="normal"/>
    </style:style>
    <style:style style:name="T18" style:family="text">
      <style:text-properties fo:color="#000000" fo:font-size="16pt" style:font-name-asian="TrebuchetMS" style:font-size-asian="16pt" style:font-name-complex="TrebuchetMS" style:font-size-complex="16pt"/>
    </style:style>
    <style:style style:name="T19" style:family="text">
      <style:text-properties fo:color="#000000" fo:font-size="16pt" officeooo:rsid="0048b697" style:font-name-asian="TrebuchetMS" style:font-size-asian="16pt" style:font-name-complex="TrebuchetMS" style:font-size-complex="16pt"/>
    </style:style>
    <style:style style:name="T20" style:family="text">
      <style:text-properties fo:color="#000000" fo:font-size="16pt" officeooo:rsid="005c6b20" style:font-name-asian="TrebuchetMS" style:font-size-asian="16pt" style:font-name-complex="TrebuchetMS" style:font-size-complex="16pt"/>
    </style:style>
    <style:style style:name="T21" style:family="text">
      <style:text-properties fo:color="#000000" officeooo:rsid="004f20b9"/>
    </style:style>
    <style:style style:name="T22" style:family="text">
      <style:text-properties fo:color="#000000" fo:font-size="13pt" style:font-size-asian="13pt" style:font-size-complex="13pt"/>
    </style:style>
    <style:style style:name="T23" style:family="text">
      <style:text-properties fo:color="#000000" fo:font-size="13pt" officeooo:rsid="004e7bed" style:font-size-asian="13pt" style:font-size-complex="13pt"/>
    </style:style>
    <style:style style:name="T24" style:family="text">
      <style:text-properties fo:color="#000000" fo:font-size="13pt" officeooo:rsid="005ebfee" style:font-size-asian="13pt" style:font-size-complex="13pt"/>
    </style:style>
    <style:style style:name="T25" style:family="text">
      <style:text-properties fo:color="#000000" officeooo:rsid="0051147c"/>
    </style:style>
    <style:style style:name="T26" style:family="text">
      <style:text-properties fo:color="#000000" style:font-name="Arial1" fo:font-size="13pt" fo:font-style="italic" style:text-underline-style="none" fo:font-weight="normal" fo:background-color="transparent" loext:char-shading-value="0" style:font-size-asian="13pt" style:font-style-asian="italic" style:font-weight-asian="normal" style:font-size-complex="13pt" style:font-style-complex="italic" style:font-weight-complex="normal"/>
    </style:style>
    <style:style style:name="T27" style:family="text">
      <style:text-properties fo:color="#000000" officeooo:rsid="005ebfee"/>
    </style:style>
    <style:style style:name="T28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29" style:family="text">
      <style:text-properties style:font-name="Arial" fo:font-size="12pt" fo:font-style="normal" officeooo:rsid="005ebfee" style:font-size-asian="12pt" style:font-style-asian="normal" style:font-size-complex="12pt" style:font-style-complex="normal"/>
    </style:style>
    <style:style style:name="T30" style:family="text">
      <style:text-properties style:font-name="Arial" fo:font-size="11pt" officeooo:rsid="004caf1d" style:font-size-asian="11pt" style:font-size-complex="11pt"/>
    </style:style>
    <style:style style:name="T31" style:family="text">
      <style:text-properties style:font-name="Arial" fo:font-size="11pt" officeooo:rsid="004e7bed" style:font-size-asian="11pt" style:font-size-complex="11pt"/>
    </style:style>
    <style:style style:name="T32" style:family="text">
      <style:text-properties style:font-name="Arial" fo:font-size="11pt" officeooo:rsid="00492921" style:font-size-asian="11pt" style:font-size-complex="11pt"/>
    </style:style>
    <style:style style:name="T33" style:family="text">
      <style:text-properties style:font-name="Arial" fo:font-size="11pt" officeooo:rsid="0051553e" style:font-size-asian="11pt" style:font-size-complex="11pt"/>
    </style:style>
    <style:style style:name="T34" style:family="text">
      <style:text-properties fo:font-style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48b697" style:font-style-asian="italic" style:font-style-complex="italic"/>
    </style:style>
    <style:style style:name="T37" style:family="text">
      <style:text-properties fo:font-style="italic" officeooo:rsid="004b1c27" style:font-style-asian="italic" style:font-style-complex="italic"/>
    </style:style>
    <style:style style:name="T38" style:family="text">
      <style:text-properties fo:font-style="italic" officeooo:rsid="004caf1d" style:font-style-asian="italic" style:font-style-complex="italic"/>
    </style:style>
    <style:style style:name="T39" style:family="text">
      <style:text-properties fo:font-style="italic" fo:font-weight="normal" officeooo:rsid="004b1c2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caf1d" style:font-style-asian="italic" style:font-weight-asian="normal" style:font-style-complex="italic" style:font-weight-complex="normal"/>
    </style:style>
    <style:style style:name="T41" style:family="text">
      <style:text-properties style:font-name="Arial1"/>
    </style:style>
    <style:style style:name="T42" style:family="text">
      <style:text-properties style:font-name="Arial1" fo:font-size="16pt" officeooo:rsid="0031e1fe" style:font-size-asian="16pt" style:font-size-complex="16pt"/>
    </style:style>
    <style:style style:name="T43" style:family="text">
      <style:text-properties style:font-name="Arial1" fo:font-size="16pt" officeooo:rsid="005492af" style:font-size-asian="16pt" style:font-size-complex="16pt"/>
    </style:style>
    <style:style style:name="T44" style:family="text">
      <style:text-properties style:font-name="Arial1" fo:font-style="italic"/>
    </style:style>
    <style:style style:name="T45" style:family="text">
      <style:text-properties style:font-name="Arial1" fo:font-style="italic" officeooo:rsid="005ebfee"/>
    </style:style>
    <style:style style:name="T46" style:family="text">
      <style:text-properties style:font-name="Arial1" fo:font-size="11pt" fo:font-weight="normal" officeooo:rsid="00492921" style:font-size-asian="11pt" style:font-weight-asian="normal" style:font-size-complex="11pt" style:font-weight-complex="normal"/>
    </style:style>
    <style:style style:name="T47" style:family="text">
      <style:text-properties style:font-name="Arial1" fo:font-size="11pt" fo:font-weight="normal" officeooo:rsid="004e7bed" style:font-size-asian="11pt" style:font-weight-asian="normal" style:font-size-complex="11pt" style:font-weight-complex="normal"/>
    </style:style>
    <style:style style:name="T48" style:family="text">
      <style:text-properties style:font-name="Arial1" fo:font-size="11pt" officeooo:rsid="004caf1d" style:font-size-asian="11pt" style:font-size-complex="11pt"/>
    </style:style>
    <style:style style:name="T49" style:family="text">
      <style:text-properties style:font-name="Arial1" fo:font-size="11pt" officeooo:rsid="004dba7a" style:font-size-asian="11pt" style:font-size-complex="11pt"/>
    </style:style>
    <style:style style:name="T50" style:family="text">
      <style:text-properties style:font-name="Arial1" fo:font-size="11pt" officeooo:rsid="004e7bed" style:font-size-asian="11pt" style:font-size-complex="11pt"/>
    </style:style>
    <style:style style:name="T51" style:family="text">
      <style:text-properties style:font-name="Arial1" fo:font-size="11pt" officeooo:rsid="0051553e" style:font-size-asian="11pt" style:font-size-complex="11pt"/>
    </style:style>
    <style:style style:name="T52" style:family="text">
      <style:text-properties style:font-name="Arial1" officeooo:rsid="005492af"/>
    </style:style>
    <style:style style:name="T53" style:family="text">
      <style:text-properties style:font-name="Arial1" officeooo:rsid="005ebfee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style:font-size-asian="12pt" style:font-size-complex="12pt"/>
    </style:style>
    <style:style style:name="T56" style:family="text">
      <style:text-properties officeooo:rsid="002662d7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3395f0" style:font-weight-asian="bold" style:font-weight-complex="bold"/>
    </style:style>
    <style:style style:name="T59" style:family="text">
      <style:text-properties fo:font-weight="bold" officeooo:rsid="0048b697" style:font-weight-asian="bold" style:font-weight-complex="bold"/>
    </style:style>
    <style:style style:name="T60" style:family="text">
      <style:text-properties fo:font-weight="bold" officeooo:rsid="005492af" style:font-weight-asian="bold" style:font-weight-complex="bold"/>
    </style:style>
    <style:style style:name="T61" style:family="text">
      <style:text-properties officeooo:rsid="0031e1fe"/>
    </style:style>
    <style:style style:name="T62" style:family="text">
      <style:text-properties officeooo:rsid="0047041a"/>
    </style:style>
    <style:style style:name="T63" style:family="text">
      <style:text-properties fo:font-weight="normal" officeooo:rsid="0048b697" style:font-weight-asian="normal" style:font-weight-complex="normal"/>
    </style:style>
    <style:style style:name="T64" style:family="text">
      <style:text-properties fo:font-weight="normal" officeooo:rsid="004caf1d" style:font-weight-asian="normal" style:font-weight-complex="normal"/>
    </style:style>
    <style:style style:name="T65" style:family="text">
      <style:text-properties officeooo:rsid="0048b697"/>
    </style:style>
    <style:style style:name="T66" style:family="text">
      <style:text-properties officeooo:rsid="004b1c27"/>
    </style:style>
    <style:style style:name="T67" style:family="text">
      <style:text-properties officeooo:rsid="004dba7a"/>
    </style:style>
    <style:style style:name="T68" style:family="text">
      <style:text-properties fo:font-size="11pt" officeooo:rsid="00492921" style:font-size-asian="11pt" style:font-size-complex="11pt"/>
    </style:style>
    <style:style style:name="T69" style:family="text">
      <style:text-properties fo:font-size="11pt" officeooo:rsid="004e7bed" style:font-size-asian="11pt" style:font-size-complex="11pt"/>
    </style:style>
    <style:style style:name="T70" style:family="text">
      <style:text-properties fo:font-size="11pt" fo:font-weight="normal" officeooo:rsid="004e7bed" style:font-size-asian="11pt" style:font-weight-asian="normal" style:font-size-complex="11pt" style:font-weight-complex="normal"/>
    </style:style>
    <style:style style:name="T71" style:family="text">
      <style:text-properties fo:font-size="11pt" fo:font-style="italic" style:font-size-asian="11pt" style:font-style-asian="italic" style:font-size-complex="11pt" style:font-style-complex="italic"/>
    </style:style>
    <style:style style:name="T72" style:family="text">
      <style:text-properties fo:font-size="11pt" fo:font-style="italic" officeooo:rsid="0051147c" style:font-size-asian="11pt" style:font-style-asian="italic" style:font-size-complex="11pt" style:font-style-complex="italic"/>
    </style:style>
    <style:style style:name="T73" style:family="text">
      <style:text-properties fo:font-size="11pt" fo:font-style="italic" officeooo:rsid="004f20b9" style:font-size-asian="11pt" style:font-style-asian="italic" style:font-size-complex="11pt" style:font-style-complex="italic"/>
    </style:style>
    <style:style style:name="T74" style:family="text">
      <style:text-properties officeooo:rsid="004f20b9"/>
    </style:style>
    <style:style style:name="T75" style:family="text">
      <style:text-properties officeooo:rsid="0051147c"/>
    </style:style>
    <style:style style:name="T76" style:family="text">
      <style:text-properties style:font-name="Arial Narrow"/>
    </style:style>
    <style:style style:name="T77" style:family="text">
      <style:text-properties style:font-name="Arial Narrow" officeooo:rsid="004b1c27"/>
    </style:style>
    <style:style style:name="T78" style:family="text">
      <style:text-properties officeooo:rsid="005117b7"/>
    </style:style>
    <style:style style:name="T79" style:family="text">
      <style:text-properties officeooo:rsid="0051553e"/>
    </style:style>
    <style:style style:name="T80" style:family="text">
      <style:text-properties officeooo:rsid="005492af"/>
    </style:style>
    <style:style style:name="T81" style:family="text">
      <style:text-properties officeooo:rsid="0055a4e3"/>
    </style:style>
    <style:style style:name="T82" style:family="text">
      <style:text-properties officeooo:rsid="005c6b20"/>
    </style:style>
    <style:style style:name="T83" style:family="text">
      <style:text-properties officeooo:rsid="005ebb5d"/>
    </style:style>
    <style:style style:name="T84" style:family="text">
      <style:text-properties officeooo:rsid="005ebfe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cm" fo:text-indent="-0.635cm" fo:margin-left="1.48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115cm" fo:text-indent="-0.635cm" fo:margin-left="2.1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1"><text:span text:style-name="T82">Struttura dei dati gis </text:span></text:p>
      <text:p text:style-name="P71"><text:span text:style-name="T82">nel progetto Inno</text:span> </text:p>
      <text:p text:style-name="P4"><text:s/></text:p>
      <text:p text:style-name="P7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0">Version</text:p>
          </table:table-cell>
          <table:table-cell table:style-name="Table1.A1" office:value-type="string">
            <text:p text:style-name="P50">Data</text:p>
          </table:table-cell>
          <table:table-cell table:style-name="Table1.C1" office:value-type="string">
            <text:p text:style-name="P50">Aut<text:span text:style-name="T81">h</text:span>or</text:p>
          </table:table-cell>
        </table:table-row>
        <table:table-row>
          <table:table-cell table:style-name="Table1.A2" office:value-type="float" office:value="1">
            <text:p text:style-name="P51">1</text:p>
          </table:table-cell>
          <table:table-cell table:style-name="Table1.B2" office:value-type="date" office:date-value="2015-06-30">
            <text:p text:style-name="P2">30/0<text:span text:style-name="T62">6</text:span>/15</text:p>
          </table:table-cell>
          <table:table-cell table:style-name="Table1.C2" office:value-type="string">
            <text:p text:style-name="P1">Roberto Demontis</text:p>
          </table:table-cell>
        </table:table-row>
      </table:table>
      <text:h text:style-name="Heading_20_1" text:outline-level="1" text:is-list-header="true"/>
      <text:h text:style-name="P106" text:outline-level="1"><text:span text:style-name="T18">Introdu</text:span><text:span text:style-name="T20">z</text:span><text:span text:style-name="T19">ion</text:span><text:span text:style-name="T20">e</text:span></text:h>
      <text:p text:style-name="P92"><text:span text:style-name="Car._20_predefinito_20_paragrafo"><text:span text:style-name="T9">La scalabilità e la flessibilità delle applicazioni web sono dei problemi aperti nel web gis <text:s/>ovvero nelle applicazioni web che trattano i dati GIS. Il progetto Inno vuole risolvere i problemi di accessibilità al dato </text:span></text:span><text:span text:style-name="Car._20_predefinito_20_paragrafo"><text:span text:style-name="T7"><text:s/></text:span></text:span><text:span text:style-name="Car._20_predefinito_20_paragrafo"><text:span text:style-name="T9">tramite una serie di strumenti utilizzabili per gestire la pubblicazione di grandi insiemi di dati spaziali resi disponibili da un Infrastruttura di </text:span></text:span><text:span text:style-name="Car._20_predefinito_20_paragrafo"><text:span text:style-name="T7"><text:s/></text:span></text:span><text:span text:style-name="Car._20_predefinito_20_paragrafo"><text:span text:style-name="T9">Gestione Dati ( </text:span></text:span><text:span text:style-name="Car._20_predefinito_20_paragrafo"><text:span text:style-name="T7">Storage Data Infrastructure – SDI ). </text:span></text:span><text:span text:style-name="Car._20_predefinito_20_paragrafo"><text:span text:style-name="T9">Nella realizzazione dell'archittetura orientata ai servizi (service oriented) si è utilizzato un approccio NoSql nella gestione e accesso ai dati spaziali. La soluzione descritta è stata sviluppata e testata per la gestione di insiemi di grandi dimensioni</text:span></text:span><text:span text:style-name="Car._20_predefinito_20_paragrafo"><text:span text:style-name="T7">. </text:span></text:span></text:p>
      <text:p text:style-name="P94"><text:bookmark-start text:name="__DdeLink__3439_1253700807"/><text:span text:style-name="Car._20_predefinito_20_paragrafo"><text:span text:style-name="T9">La gestione dei dati si basa sull'uso di T</text:span></text:span><text:span text:style-name="Car._20_predefinito_20_paragrafo"><text:span text:style-name="T10">asselli</text:span></text:span><text:span text:style-name="Car._20_predefinito_20_paragrafo"><text:span text:style-name="T9"> <text:s/>vettoriali con differenti gradi di risoluzione </text:span></text:span><text:span text:style-name="Car._20_predefinito_20_paragrafo"><text:span text:style-name="T7"><text:s/></text:span></text:span><text:span text:style-name="Car._20_predefinito_20_paragrafo"><text:span text:style-name="T9">per ogni livello di zoom</text:span></text:span><text:span text:style-name="Car._20_predefinito_20_paragrafo"><text:span text:style-name="T7">. </text:span></text:span><text:span text:style-name="Car._20_predefinito_20_paragrafo"><text:span text:style-name="T9">Ciò incrementa il volume d</text:span></text:span><text:span text:style-name="Car._20_predefinito_20_paragrafo"><text:span text:style-name="T10">el</text:span></text:span><text:span text:style-name="Car._20_predefinito_20_paragrafo"><text:span text:style-name="T9"> dato da gestire </text:span></text:span><text:span text:style-name="Car._20_predefinito_20_paragrafo"><text:span text:style-name="T10">ma assicura una maggiore velocità di risposta, più gradi di libertà sul dispositivo mobile </text:span></text:span><text:span text:style-name="Car._20_predefinito_20_paragrafo"><text:span text:style-name="T13">e</text:span></text:span><text:span text:style-name="Car._20_predefinito_20_paragrafo"><text:span text:style-name="T10"> un'informazione accurata rispetto al livello di dettaglio richiesto </text:span></text:span><text:span text:style-name="Car._20_predefinito_20_paragrafo"><text:span text:style-name="T13">alla pari di</text:span></text:span><text:span text:style-name="Car._20_predefinito_20_paragrafo"><text:span text:style-name="T10"> un WFS (OGC- Web Feature Server</text:span></text:span><text:span text:style-name="Car._20_predefinito_20_paragrafo"><text:span text:style-name="T10"><text:note text:id="ftn0" text:note-class="footnote"><text:note-citation>1</text:note-citation><text:note-body><text:p text:style-name="P123">https://en.wikipedia.org/wiki/Web_Feature_Service</text:p></text:note-body></text:note></text:span></text:span><text:span text:style-name="Car._20_predefinito_20_paragrafo"><text:span text:style-name="T10">). </text:span></text:span><text:bookmark-end text:name="__DdeLink__3439_1253700807"/><text:span text:style-name="Car._20_predefinito_20_paragrafo"><text:span text:style-name="T9"><text:s/></text:span></text:span></text:p>
      <text:p text:style-name="P93"><text:span text:style-name="Car._20_predefinito_20_paragrafo"><text:span text:style-name="T10">Vista la dimensione del dato e le sue caratteristiche si è optato per un motore </text:span></text:span><text:span text:style-name="Car._20_predefinito_20_paragrafo"><text:span text:style-name="T8">No-SQL</text:span></text:span><text:span text:style-name="Car._20_predefinito_20_paragrafo"><text:span text:style-name="T10"> come strumento per la gestione del dato perchè questi permette la scalabilità e la replicabilità del data-set, dipendentemente dalle risorse disponibili</text:span></text:span><text:span text:style-name="Car._20_predefinito_20_paragrafo"><text:span text:style-name="T7">. </text:span></text:span></text:p>
      <text:p text:style-name="P93"><text:span text:style-name="Car._20_predefinito_20_paragrafo"><text:span text:style-name="T12">Il motore </text:span></text:span><text:span text:style-name="Car._20_predefinito_20_paragrafo"><text:span text:style-name="T8">No-SQL </text:span></text:span><text:span text:style-name="Car._20_predefinito_20_paragrafo"><text:span text:style-name="T12">usato per la </text:span></text:span><text:span text:style-name="Car._20_predefinito_20_paragrafo"><text:span text:style-name="T8">SD</text:span></text:span><text:span text:style-name="Car._20_predefinito_20_paragrafo"><text:span text:style-name="T11">I</text:span></text:span><text:span text:style-name="Car._20_predefinito_20_paragrafo"><text:span text:style-name="T8"> </text:span></text:span><text:span text:style-name="Car._20_predefinito_20_paragrafo"><text:span text:style-name="T12">è</text:span></text:span><text:span text:style-name="Car._20_predefinito_20_paragrafo"><text:span text:style-name="T8"> </text:span></text:span><text:span text:style-name="Car._20_predefinito_20_paragrafo"><text:span text:style-name="T7">Couchbase Server</text:span></text:span><text:span text:style-name="Car._20_predefinito_20_paragrafo"><text:span text:style-name="T7"><text:note text:id="ftn1" text:note-class="footnote"><text:note-citation>2</text:note-citation><text:note-body><text:p text:style-name="P122">http://docs.couchbase.com/couchbase-manual-2.2/</text:p></text:note-body></text:note></text:span></text:span><text:span text:style-name="Car._20_predefinito_20_paragrafo"><text:span text:style-name="T7"> Community </text:span></text:span><text:span text:style-name="Car._20_predefinito_20_paragrafo"><text:span text:style-name="T8">Edition. </text:span></text:span><text:span text:style-name="Car._20_predefinito_20_paragrafo"><text:span text:style-name="T12">I dati gis di tutti gli strati informativi sono caricati su di un unico </text:span></text:span><text:span text:style-name="Car._20_predefinito_20_paragrafo"><text:span text:style-name="T8">database, </text:span></text:span><text:span text:style-name="Car._20_predefinito_20_paragrafo"><text:span text:style-name="T11">o</text:span></text:span><text:span text:style-name="Car._20_predefinito_20_paragrafo"><text:span text:style-name="T8"> bucket </text:span></text:span><text:span text:style-name="Car._20_predefinito_20_paragrafo"><text:span text:style-name="T12">in couchbase</text:span></text:span><text:span text:style-name="Car._20_predefinito_20_paragrafo"><text:span text:style-name="T8">, </text:span></text:span><text:span text:style-name="Car._20_predefinito_20_paragrafo"><text:span text:style-name="T12">chiamato</text:span></text:span><text:span text:style-name="Car._20_predefinito_20_paragrafo"><text:span text:style-name="T8"> “Inno”. <text:s text:c="2"/></text:span></text:span></text:p>
      <text:p text:style-name="P93"><text:span text:style-name="Car._20_predefinito_20_paragrafo"><text:span text:style-name="T10">Tutti tasselli sono leggeri (&lt;= 25 kb)</text:span></text:span><text:span text:style-name="Car._20_predefinito_20_paragrafo"><text:span text:style-name="T7"> </text:span></text:span><text:span text:style-name="Car._20_predefinito_20_paragrafo"><text:span text:style-name="T10">e sono caricati nel database </text:span></text:span><text:span text:style-name="Car._20_predefinito_20_paragrafo"><text:span text:style-name="T8">No-SQL</text:span></text:span><text:span text:style-name="Car._20_predefinito_20_paragrafo"><text:span text:style-name="T10"> nel formato </text:span></text:span><text:span text:style-name="Car._20_predefinito_20_paragrafo"><text:span text:style-name="T13">testuale in</text:span></text:span><text:span text:style-name="Car._20_predefinito_20_paragrafo"><text:span text:style-name="T10"> documenti JSON utilizzando la paginazione dei dati per ogni tassello. </text:span></text:span><text:span text:style-name="Car._20_predefinito_20_paragrafo"><text:span text:style-name="T7"><text:s/></text:span></text:span><text:span text:style-name="Car._20_predefinito_20_paragrafo"><text:span text:style-name="T10">Per questo motivo è presente una priorità di “disegno” dell'elemento geometrico che si basa sulle proprietà geometriche dell'elemento. I tasselli vettoriali sono acceduti direttamente tramite il meccanismo di chiave – valore senza operazioni di reduce().</text:span></text:span></text:p>
      <text:p text:style-name="P7"><text:span text:style-name="Car._20_predefinito_20_paragrafo"><text:span text:style-name="T10">Le informazioni non geometriche degli elementi sono caricate separatamente e indicizzate tramite un indici spaziale (o vista) di couchbase realizzati tramite <text:s/>R</text:span></text:span><text:span text:style-name="Car._20_predefinito_20_paragrafo"><text:span text:style-name="T8">-Tree. </text:span></text:span></text:p>
      <text:p text:style-name="P7"><text:span text:style-name="Car._20_predefinito_20_paragrafo"><text:span text:style-name="T14">L'importazione dei dati Gis nella SDI può essere realizzata usando lo strumento </text:span></text:span><text:span text:style-name="Car._20_predefinito_20_paragrafo"><text:span text:style-name="T5"><text:s/>“</text:span></text:span><text:span text:style-name="Car._20_predefinito_20_paragrafo"><text:span text:style-name="T4">innoImportShapefile” </text:span></text:span><text:span text:style-name="Car._20_predefinito_20_paragrafo"><text:span text:style-name="T6">presente nella distribuzione del progetto Inno</text:span></text:span><text:span text:style-name="Car._20_predefinito_20_paragrafo"><text:span text:style-name="T4">. <text:s/></text:span></text:span></text:p>
      <text:p text:style-name="P8"><text:span text:style-name="Car._20_predefinito_20_paragrafo"><text:span text:style-name="T4">T</text:span></text:span><text:span text:style-name="Car._20_predefinito_20_paragrafo"><text:span text:style-name="T6">ale strumento</text:span></text:span><text:span text:style-name="Car._20_predefinito_20_paragrafo"><text:span text:style-name="T4"> </text:span></text:span><text:span text:style-name="Car._20_predefinito_20_paragrafo"><text:span text:style-name="T6">permette però solo il caricamento di dati nel formato shapefile compressi con zip ed ha bisogno di una istanza del dbms SQL PostgreSQL con funzionalità Postgis per elaborare i file cioè eseguire il tassellamento. </text:span></text:span><text:span text:style-name="Car._20_predefinito_20_paragrafo"><text:span text:style-name="T4"><text:s/></text:span></text:span><text:span text:style-name="Car._20_predefinito_20_paragrafo"><text:span text:style-name="T6">Lo strumento è un insieme di </text:span></text:span><text:span text:style-name="Car._20_predefinito_20_paragrafo"><text:span text:style-name="T5"><text:s/></text:span></text:span><text:span text:style-name="Car._20_predefinito_20_paragrafo"><text:span text:style-name="T4">shell script </text:span></text:span><text:span text:style-name="Car._20_predefinito_20_paragrafo"><text:span text:style-name="T6">e di funzioni</text:span></text:span><text:span text:style-name="Car._20_predefinito_20_paragrafo"><text:span text:style-name="T5"> ETL(</text:span></text:span><text:span text:style-name="Car._20_predefinito_20_paragrafo"><text:span text:style-name="T4">Extract, Transform and Load</text:span></text:span><text:span text:style-name="Car._20_predefinito_20_paragrafo"><text:span text:style-name="T5">) </text:span></text:span><text:span text:style-name="Car._20_predefinito_20_paragrafo"><text:span text:style-name="T6">nel linguaggio pgsql</text:span></text:span><text:span text:style-name="Car._20_predefinito_20_paragrafo"><text:span text:style-name="T5"> </text:span></text:span><text:span text:style-name="Car._20_predefinito_20_paragrafo"><text:span text:style-name="T6">per </text:span></text:span><text:span text:style-name="Car._20_predefinito_20_paragrafo"><text:span text:style-name="T5">Postgresql. </text:span></text:span><text:span text:style-name="Car._20_predefinito_20_paragrafo"><text:span text:style-name="T6">La scelta di PostgreSql è dovuta primariamente alla sua stabilità ma è possibile realizzare lo stesso con linguaggi più flessibili aumentando il parallelismo nelle elaborazioni. </text:span></text:span></text:p>
      <text:p text:style-name="P8"><text:span text:style-name="Car._20_predefinito_20_paragrafo"><text:span text:style-name="T5"/></text:span></text:p>
      <text:p text:style-name="P8"><text:span text:style-name="Car._20_predefinito_20_paragrafo"><text:span text:style-name="T3"/></text:span></text:p>
      <text:h text:style-name="P107" text:outline-level="1"><text:span text:style-name="T83">Struttura dei dati gis nel database NoSQL</text:span></text:h>
      <text:p text:style-name="P73"><text:span text:style-name="T83">Tutti i dati sono caricati in un unico</text:span> database <text:span text:style-name="T83">di couchbase ma ciascuno di essi è legato allo strato infomativo a cui appartiene tramite il prefisso della sua chiave ovvero dal nome che precede il primo carattere “:”. </text:span></text:p>
      <text:p text:style-name="P76"><text:span text:style-name="T84">La struttura della chiave indica anche il tipo di documento indicizzato con la seguente convenzione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<text:span text:style-name="T66">Inno </text:span>Type Name</text:p>
          </table:table-cell>
          <table:table-cell table:style-name="Table2.B1" office:value-type="string">
            <text:p text:style-name="P82">Infos</text:p>
          </table:table-cell>
        </table:table-row>
        <table:table-row>
          <table:table-cell table:style-name="Table2.A3" office:value-type="string">
            <text:p text:style-name="P31">Document Key</text:p>
          </table:table-cell>
          <table:table-cell table:style-name="Table2.B3" office:value-type="string">
            <text:p text:style-name="P32"><text:span text:style-name="T65"><text:s/>&lt;</text:span><text:span text:style-name="T36">name</text:span><text:span text:style-name="T38">&gt;</text:span><text:span text:style-name="T65">'</text:span><text:span text:style-name="T59">:</text:span><text:span text:style-name="T63">'</text:span><text:span text:style-name="T64">&lt;</text:span><text:span text:style-name="T36">id_feature</text:span><text:span text:style-name="T38">&gt;</text:span></text:p>
          </table:table-cell>
        </table:table-row>
        <table:table-row>
          <table:table-cell table:style-name="Table2.A3" office:value-type="string">
            <text:p text:style-name="P31">Example</text:p>
          </table:table-cell>
          <table:table-cell table:style-name="Table2.B3" office:value-type="string">
            <text:p text:style-name="P31">“landuse:0001”</text:p>
          </table:table-cell>
        </table:table-row>
        <table:table-row>
          <table:table-cell table:style-name="Table2.A15" office:value-type="string">
            <text:p text:style-name="P31">Description</text:p>
          </table:table-cell>
          <table:table-cell table:style-name="Table2.B15" office:value-type="string">
            <text:p text:style-name="P83">document with non-geometrical <text:s/>properties of a feature</text:p>
          </table:table-cell>
        </table:table-row>
        <table:table-row>
          <table:table-cell table:style-name="Table2.A5" office:value-type="string">
            <text:p text:style-name="P30"><text:span text:style-name="T66">Inno </text:span>Type Name</text:p>
          </table:table-cell>
          <table:table-cell table:style-name="Table2.B5" office:value-type="string">
            <text:p text:style-name="P34">Layer</text:p>
          </table:table-cell>
        </table:table-row>
        <table:table-row>
          <table:table-cell table:style-name="Table2.A15" office:value-type="string">
            <text:p text:style-name="P31">Document Key</text:p>
          </table:table-cell>
          <table:table-cell table:style-name="Table2.B15" office:value-type="string">
            <text:p text:style-name="P32"><text:span text:style-name="T65"><text:s/>&lt;</text:span><text:span text:style-name="T36">name</text:span><text:span text:style-name="T38">&gt;</text:span></text:p>
          </table:table-cell>
        </table:table-row>
        <table:table-row>
          <table:table-cell table:style-name="Table2.A15" office:value-type="string">
            <text:p text:style-name="P31">Example</text:p>
          </table:table-cell>
          <table:table-cell table:style-name="Table2.B15" office:value-type="string">
            <text:p text:style-name="P31">“landuse”</text:p>
          </table:table-cell>
        </table:table-row>
        <table:table-row>
          <table:table-cell table:style-name="Table2.A15" office:value-type="string">
            <text:p text:style-name="P31">Description</text:p>
          </table:table-cell>
          <table:table-cell table:style-name="Table2.B15" office:value-type="string">
            <text:p text:style-name="P84">Document with layer metadata</text:p>
          </table:table-cell>
        </table:table-row>
        <table:table-row>
          <table:table-cell table:style-name="Table2.A5" office:value-type="string">
            <text:p text:style-name="P30"><text:span text:style-name="T66">Inno </text:span>Type Name</text:p>
          </table:table-cell>
          <table:table-cell table:style-name="Table2.B5" office:value-type="string">
            <text:p text:style-name="P34">Tile</text:p>
          </table:table-cell>
        </table:table-row>
        <table:table-row>
          <table:table-cell table:style-name="Table2.A15" office:value-type="string">
            <text:p text:style-name="P31">Document Key</text:p>
          </table:table-cell>
          <table:table-cell table:style-name="Table2.B15" office:value-type="string">
            <text:p text:style-name="P33"><text:span text:style-name="T65"><text:s/>&lt;</text:span><text:span text:style-name="T36">name</text:span><text:span text:style-name="T38">&gt;</text:span><text:span text:style-name="T65">'</text:span><text:span text:style-name="T59">:</text:span><text:span text:style-name="T63">'</text:span><text:span text:style-name="T64">&lt;</text:span><text:span text:style-name="T39">x</text:span><text:span text:style-name="T40">&gt;</text:span><text:span text:style-name="T39">('+'</text:span><text:span text:style-name="T40">&lt;</text:span><text:span text:style-name="T39">dx</text:span><text:span text:style-name="T40">&gt;</text:span><text:span text:style-name="T39">)':'</text:span><text:span text:style-name="T40">&lt;</text:span><text:span text:style-name="T39">y</text:span><text:span text:style-name="T40">&gt;</text:span><text:span text:style-name="T39">('+'</text:span><text:span text:style-name="T40">&lt;</text:span><text:span text:style-name="T39">dy</text:span><text:span text:style-name="T40">&gt;</text:span><text:span text:style-name="T39">)':'</text:span><text:span text:style-name="T40">&lt;</text:span><text:span text:style-name="T39">zoom</text:span><text:span text:style-name="T40">&gt;</text:span><text:span text:style-name="T39">':'</text:span><text:span text:style-name="T40">&lt;</text:span><text:span text:style-name="T39">page</text:span><text:span text:style-name="T40">&gt;</text:span></text:p>
          </table:table-cell>
        </table:table-row>
        <table:table-row>
          <table:table-cell table:style-name="Table2.A15" office:value-type="string">
            <text:p text:style-name="P31">Example<text:span text:style-name="T66">s</text:span></text:p>
          </table:table-cell>
          <table:table-cell table:style-name="Table2.B15" office:value-type="string">
            <text:p text:style-name="P42"><text:span text:style-name="Source_20_Text"><text:span text:style-name="T77">“l</text:span></text:span><text:span text:style-name="Source_20_Text"><text:span text:style-name="T76">anduse:71181:50425:17” </text:span></text:span><text:span text:style-name="Source_20_Text"><text:span text:style-name="T77">o </text:span></text:span><text:span text:style-name="Source_20_Text"><text:span text:style-name="T76"><text:s/></text:span></text:span><text:span text:style-name="Source_20_Text"><text:span text:style-name="T77">“l</text:span></text:span><text:span text:style-name="Source_20_Text"><text:span text:style-name="T76">anduse:71</text:span></text:span><text:span text:style-name="Source_20_Text"><text:span text:style-name="T77">012+0</text:span></text:span><text:span text:style-name="Source_20_Text"><text:span text:style-name="T76">:50</text:span></text:span><text:span text:style-name="Source_20_Text"><text:span text:style-name="T77">2</text:span></text:span><text:span text:style-name="Source_20_Text"><text:span text:style-name="T76">25</text:span></text:span><text:span text:style-name="Source_20_Text"><text:span text:style-name="T77">+3</text:span></text:span><text:span text:style-name="Source_20_Text"><text:span text:style-name="T76">:17”</text:span></text:span></text:p>
          </table:table-cell>
        </table:table-row>
        <table:table-row>
          <table:table-cell table:style-name="Table2.A15" office:value-type="string">
            <text:p text:style-name="P31">Description</text:p>
          </table:table-cell>
          <table:table-cell table:style-name="Table2.B15" office:value-type="string">
            <text:p text:style-name="P84">Document with geometrical <text:s/>properties of a feature</text:p>
          </table:table-cell>
        </table:table-row>
        <table:table-row>
          <table:table-cell table:style-name="Table2.A5" office:value-type="string">
            <text:p text:style-name="P31"><text:span text:style-name="T66">Inno </text:span>Type Name</text:p>
          </table:table-cell>
          <table:table-cell table:style-name="Table2.B5" office:value-type="string">
            <text:p text:style-name="P34">Views</text:p>
          </table:table-cell>
        </table:table-row>
        <table:table-row>
          <table:table-cell table:style-name="Table2.A15" office:value-type="string">
            <text:p text:style-name="P31">Document Key</text:p>
          </table:table-cell>
          <table:table-cell table:style-name="Table2.B15" office:value-type="string">
            <text:p text:style-name="P32"><text:span text:style-name="T38">&lt;</text:span><text:span text:style-name="T36">name</text:span><text:span text:style-name="T38">&gt;</text:span><text:span text:style-name="T37">views</text:span></text:p>
          </table:table-cell>
        </table:table-row>
        <table:table-row>
          <table:table-cell table:style-name="Table2.A15" office:value-type="string">
            <text:p text:style-name="P31">Example</text:p>
          </table:table-cell>
          <table:table-cell table:style-name="Table2.B15" office:value-type="string">
            <text:p text:style-name="P31">landuse<text:span text:style-name="T66">views</text:span></text:p>
          </table:table-cell>
        </table:table-row>
        <table:table-row>
          <table:table-cell table:style-name="Table2.A16" office:value-type="string">
            <text:p text:style-name="P31">Description</text:p>
          </table:table-cell>
          <table:table-cell table:style-name="Table2.B16" office:value-type="string">
            <text:p text:style-name="P84">Design document with definition of indices</text:p>
          </table:table-cell>
        </table:table-row>
      </table:table>
      <text:p text:style-name="P48"><text:s text:c="9"/><text:span text:style-name="T71"><text:s text:c="4"/>Tab</text:span><text:span text:style-name="T72">le</text:span><text:span text:style-name="T71"> </text:span><text:span text:style-name="T72">1</text:span><text:span text:style-name="T71">: </text:span><text:span text:style-name="T72"><text:s/></text:span><text:span text:style-name="T73">document </text:span><text:span text:style-name="T72">keys used in the NoSql database </text:span><text:s text:c="5"/><text:span text:style-name="T65"><text:s text:c="8"/></text:span></text:p>
      <text:p text:style-name="P23"><text:span text:style-name="T84">Dove</text:span>: </text:p>
      <text:list xml:id="list4003787246164289389" text:style-name="L1">
        <text:list-item>
          <text:p text:style-name="P95"><text:span text:style-name="T44">x</text:span><text:span text:style-name="T41">,</text:span><text:span text:style-name="T44">y</text:span><text:span text:style-name="T41"> </text:span><text:span text:style-name="T53">e</text:span><text:span text:style-name="T41"> </text:span><text:span text:style-name="T44">zoom</text:span><text:span text:style-name="T41"> <text:s/></text:span><text:span text:style-name="T53">sono le coordinate </text:span><text:span text:style-name="T41"><text:s/></text:span><text:span text:style-name="T28">Slippy <text:s/>Map TileNames</text:span><text:span text:style-name="T28"><text:note text:id="ftn2" text:note-class="footnote"><text:note-citation>3</text:note-citation><text:note-body><text:p text:style-name="P70"><text:s/>http://wiki.openstreetmap.org/wiki/Slippy_map_tilenames</text:p></text:note-body></text:note></text:span><text:span text:style-name="T28"> </text:span><text:span text:style-name="T29">del tassello.</text:span></text:p>
        </text:list-item>
        <text:list-item>
          <text:p text:style-name="P97"><text:span text:style-name="T35">dx</text:span> <text:span text:style-name="T84">e</text:span> <text:span text:style-name="T35">dy</text:span> <text:span text:style-name="T84">sono le estensioni in tasselli</text:span> <text:span text:style-name="T84">rispettivamente della x e della y. Sono utilizzate <text:s/>per definire una macro tile </text:span><text:s/><text:span text:style-name="T84">ovvero un insieme di tasselli adiacenti.</text:span></text:p>
        </text:list-item>
        <text:list-item>
          <text:p text:style-name="P96"><text:span text:style-name="T44">n</text:span><text:span text:style-name="T45">ame</text:span><text:span text:style-name="T41"> </text:span><text:span text:style-name="T53">il nome dello strato informativo. </text:span><text:s/></text:p>
        </text:list-item>
        <text:list-item>
          <text:p text:style-name="P74"><text:span text:style-name="T34">page (optional)</text:span> <text:span text:style-name="T84">è un intero </text:span>(&gt;1) <text:span text:style-name="T84">indicante la pagina dei dati del tassello </text:span><text:s/>(<text:span text:style-name="T84">ogni pagina</text:span> <text:span text:style-name="T84">ha </text:span>dimension<text:span text:style-name="T84">e</text:span> &lt;= 25Kb) </text:p>
        </text:list-item>
      </text:list>
      <text:p text:style-name="P16"><text:span text:style-name="T66"><text:s/></text:span><text:s text:c="16"/></text:p>
      <text:h text:style-name="P108" text:outline-level="3"><text:soft-page-break/></text:h>
      <text:h text:style-name="P108" text:outline-level="3"><text:bookmark-start text:name="__DdeLink__1742_1253700807"/><text:span text:style-name="T24">Struttura dei documenti</text:span><text:span text:style-name="T22"> </text:span><text:bookmark-end text:name="__DdeLink__1742_1253700807"/><text:span text:style-name="T22">“</text:span><text:span text:style-name="T23">Layer</text:span><text:span text:style-name="T22">”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4">N<text:span text:style-name="T74">a</text:span>me</text:p>
          </table:table-cell>
          <table:table-cell table:style-name="Table3.A1" office:value-type="string">
            <text:p text:style-name="P54">T<text:span text:style-name="T74">y</text:span>p<text:span text:style-name="T78">e</text:span></text:p>
          </table:table-cell>
          <table:table-cell table:style-name="Table3.C1" office:value-type="string">
            <text:p text:style-name="P54">Descri<text:span text:style-name="T74">ption</text:span></text:p>
          </table:table-cell>
        </table:table-row>
        <table:table-row>
          <table:table-cell table:style-name="Table3.A2" office:value-type="string">
            <text:p text:style-name="P56">_innoname_</text:p>
          </table:table-cell>
          <table:table-cell table:style-name="Table3.B9" office:value-type="string">
            <text:p text:style-name="P61">Testo</text:p>
          </table:table-cell>
          <table:table-cell table:style-name="Table3.C9" office:value-type="string">
            <text:p text:style-name="P59"><text:span text:style-name="T74">Unique identifier of the layer</text:span> <text:s/><text:span text:style-name="T74">(the key)</text:span></text:p>
          </table:table-cell>
        </table:table-row>
        <table:table-row>
          <table:table-cell table:style-name="Table3.A2" office:value-type="string">
            <text:p text:style-name="P56">_bbox_</text:p>
          </table:table-cell>
          <table:table-cell table:style-name="Table3.B9" office:value-type="string">
            <text:p text:style-name="P61">GeoJSon</text:p>
          </table:table-cell>
          <table:table-cell table:style-name="Table3.C9" office:value-type="string">
            <text:p text:style-name="P58"><text:span text:style-name="T74">Wgs84</text:span> bounding Box <text:span text:style-name="T74">of the layer</text:span></text:p>
          </table:table-cell>
        </table:table-row>
        <table:table-row>
          <table:table-cell table:style-name="Table3.A2" office:value-type="string">
            <text:p text:style-name="P60">description</text:p>
          </table:table-cell>
          <table:table-cell table:style-name="Table3.B4" office:value-type="string">
            <text:p text:style-name="P60">Testo</text:p>
          </table:table-cell>
          <table:table-cell table:style-name="Table3.C4" office:value-type="string">
            <text:p text:style-name="P62">Decription of the layer</text:p>
          </table:table-cell>
        </table:table-row>
        <table:table-row>
          <table:table-cell table:style-name="Table3.A2" office:value-type="string">
            <text:p text:style-name="P61">vertices</text:p>
          </table:table-cell>
          <table:table-cell table:style-name="Table3.B5" office:value-type="string">
            <text:p text:style-name="P60">Intero</text:p>
          </table:table-cell>
          <table:table-cell table:style-name="Table3.C5" office:value-type="string">
            <text:p text:style-name="P62">Number of vertices</text:p>
          </table:table-cell>
        </table:table-row>
        <table:table-row>
          <table:table-cell table:style-name="Table3.A2" office:value-type="string">
            <text:p text:style-name="P61">count</text:p>
          </table:table-cell>
          <table:table-cell table:style-name="Table3.B9" office:value-type="string">
            <text:p text:style-name="P60">Intero</text:p>
          </table:table-cell>
          <table:table-cell table:style-name="Table3.C9" office:value-type="string">
            <text:p text:style-name="P62">Number of features</text:p>
          </table:table-cell>
        </table:table-row>
        <table:table-row>
          <table:table-cell table:style-name="Table3.A2" office:value-type="string">
            <text:p text:style-name="P61">type</text:p>
          </table:table-cell>
          <table:table-cell table:style-name="Table3.B9" office:value-type="string">
            <text:p text:style-name="P61">Testo</text:p>
          </table:table-cell>
          <table:table-cell table:style-name="Table3.C9" office:value-type="string">
            <text:p text:style-name="P62">A geometry type. It can be one of the following types: <text:s/></text:p>
            <text:p text:style-name="P58">“MULTIPOINT”, “POINT”, “MULTILINESTRING”, “LINESTRING”, “MULTIPOLYGON”, “POLYGON” </text:p>
          </table:table-cell>
        </table:table-row>
        <table:table-row>
          <table:table-cell table:style-name="Table3.A2" office:value-type="string">
            <text:p text:style-name="P61">levels</text:p>
          </table:table-cell>
          <table:table-cell table:style-name="Table3.B9" office:value-type="string">
            <text:p text:style-name="P61">Array&lt;Level&gt;</text:p>
          </table:table-cell>
          <table:table-cell table:style-name="Table3.C9" office:value-type="string">
            <text:p text:style-name="P62">Property of zooms' level available</text:p>
          </table:table-cell>
        </table:table-row>
        <table:table-row>
          <table:table-cell table:style-name="Table3.A2" office:value-type="string">
            <text:p text:style-name="P61">attributes</text:p>
          </table:table-cell>
          <table:table-cell table:style-name="Table3.B9" office:value-type="string">
            <text:p text:style-name="P61">Array&lt;Attribute&gt;</text:p>
          </table:table-cell>
          <table:table-cell table:style-name="Table3.C9" office:value-type="string">
            <text:p text:style-name="P62">Property of the non geometrical attribute of the layer</text:p>
          </table:table-cell>
        </table:table-row>
      </table:table>
      <text:p text:style-name="P28"><text:s text:c="5"/>Tab<text:span text:style-name="T75">le</text:span> 2: <text:span text:style-name="T74">field of “Layer” document</text:span></text:p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4">N<text:span text:style-name="T74">a</text:span>me</text:p>
          </table:table-cell>
          <table:table-cell table:style-name="Table5.A1" office:value-type="string">
            <text:p text:style-name="P54">T<text:span text:style-name="T74">y</text:span>p<text:span text:style-name="T78">e</text:span></text:p>
          </table:table-cell>
          <table:table-cell table:style-name="Table5.C1" office:value-type="string">
            <text:p text:style-name="P54">Descri<text:span text:style-name="T74">ption</text:span></text:p>
          </table:table-cell>
        </table:table-row>
        <table:table-row>
          <table:table-cell table:style-name="Table5.A2" office:value-type="string">
            <text:p text:style-name="P61">name</text:p>
          </table:table-cell>
          <table:table-cell table:style-name="Table5.B2" office:value-type="string">
            <text:p text:style-name="P61">Testo</text:p>
          </table:table-cell>
          <table:table-cell table:style-name="Table5.C2" office:value-type="string">
            <text:p text:style-name="P63">Name of the attribute</text:p>
          </table:table-cell>
        </table:table-row>
        <table:table-row>
          <table:table-cell table:style-name="Table5.A2" office:value-type="string">
            <text:p text:style-name="P61">type</text:p>
          </table:table-cell>
          <table:table-cell table:style-name="Table5.B3" office:value-type="string">
            <text:p text:style-name="P61">Testo</text:p>
          </table:table-cell>
          <table:table-cell table:style-name="Table5.C3" office:value-type="string">
            <text:p text:style-name="P63">Type of the attribute</text:p>
          </table:table-cell>
        </table:table-row>
      </table:table>
      <text:p text:style-name="P44"><text:s text:c="5"/>Tab<text:span text:style-name="T75">le</text:span> 3: <text:span text:style-name="T74">fields of the “Attribute” object in the “Layer” document</text:span></text:p>
      <text:p text:style-name="P4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4">N<text:span text:style-name="T74">a</text:span>me</text:p>
          </table:table-cell>
          <table:table-cell table:style-name="Table6.A1" office:value-type="string">
            <text:p text:style-name="P54">T<text:span text:style-name="T74">y</text:span>p<text:span text:style-name="T78">e</text:span></text:p>
          </table:table-cell>
          <table:table-cell table:style-name="Table6.C1" office:value-type="string">
            <text:p text:style-name="P54">Descri<text:span text:style-name="T74">ption</text:span></text:p>
          </table:table-cell>
        </table:table-row>
        <table:table-row>
          <table:table-cell table:style-name="Table6.A2" office:value-type="string">
            <text:p text:style-name="P61">zoom</text:p>
          </table:table-cell>
          <table:table-cell table:style-name="Table6.B3" office:value-type="string">
            <text:p text:style-name="P61">Integer</text:p>
          </table:table-cell>
          <table:table-cell table:style-name="Table6.C3" office:value-type="string">
            <text:p text:style-name="P61"><text:span text:style-name="T74">level of zoom</text:span> </text:p>
          </table:table-cell>
        </table:table-row>
        <table:table-row>
          <table:table-cell table:style-name="Table6.A2" office:value-type="string">
            <text:p text:style-name="P61">tiles</text:p>
          </table:table-cell>
          <table:table-cell table:style-name="Table6.B3" office:value-type="string">
            <text:p text:style-name="P61">Array&lt;Integer&gt;</text:p>
          </table:table-cell>
          <table:table-cell table:style-name="Table6.C3" office:value-type="string">
            <text:p text:style-name="P64"><text:span text:style-name="T75">Bbox in Slippy Map Tilenames </text:span>coordinate: [xmin.ymin,xmax,ymax]</text:p>
          </table:table-cell>
        </table:table-row>
      </table:table>
      <text:p text:style-name="P44"><text:s text:c="5"/>Tab<text:span text:style-name="T75">le</text:span> 4: <text:span text:style-name="T74">fields of the “</text:span>Level“ <text:span text:style-name="T74">object in the “Layer” document</text:span></text:p>
      <text:p text:style-name="P29"/>
      <text:h text:style-name="P111" text:outline-level="3"><text:span text:style-name="T16">Struttura dei documenti</text:span><text:span text:style-name="T2"> “</text:span><text:span text:style-name="T15">Tile”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4">N<text:span text:style-name="T74">a</text:span>me</text:p>
          </table:table-cell>
          <table:table-cell table:style-name="Table7.A1" office:value-type="string">
            <text:p text:style-name="P54">T<text:span text:style-name="T74">y</text:span>p<text:span text:style-name="T78">e</text:span></text:p>
          </table:table-cell>
          <table:table-cell table:style-name="Table7.C1" office:value-type="string">
            <text:p text:style-name="P54">Descri<text:span text:style-name="T74">ption</text:span></text:p>
          </table:table-cell>
        </table:table-row>
        <table:table-row>
          <table:table-cell table:style-name="Table7.A2" office:value-type="string">
            <text:p text:style-name="P64">Id</text:p>
            <text:p text:style-name="P64"/>
          </table:table-cell>
          <table:table-cell table:style-name="Table7.B6" office:value-type="string">
            <text:p text:style-name="P64">Testo</text:p>
          </table:table-cell>
          <table:table-cell table:style-name="Table7.C6" office:value-type="string">
            <text:p text:style-name="P115">Unique identifier of the tile (the key)</text:p>
          </table:table-cell>
        </table:table-row>
        <table:table-row>
          <table:table-cell table:style-name="Table7.A2" office:value-type="string">
            <text:p text:style-name="P59"><text:span text:style-name="T55">_{</text:span>layername}macrobbox<text:span text:style-name="T55">{</text:span>zoom}_</text:p>
          </table:table-cell>
          <table:table-cell table:style-name="Table7.B6" office:value-type="string">
            <text:p text:style-name="P64">GeoJSON</text:p>
          </table:table-cell>
          <table:table-cell table:style-name="Table7.C6" office:value-type="string">
            <text:p text:style-name="P119">The bbox in WGS84 of the tile (for macro-tile)</text:p>
          </table:table-cell>
        </table:table-row>
        <table:table-row>
          <table:table-cell table:style-name="Table7.A2" office:value-type="string">
            <text:p text:style-name="P59"><text:span text:style-name="T55">_bbox</text:span>_</text:p>
          </table:table-cell>
          <table:table-cell table:style-name="Table7.B6" office:value-type="string">
            <text:p text:style-name="P64">GeoJSON</text:p>
          </table:table-cell>
          <table:table-cell table:style-name="Table7.C6" office:value-type="string">
            <text:p text:style-name="P119">The bbox in WGS84 of the tile (for simple tile)</text:p>
          </table:table-cell>
        </table:table-row>
        <table:table-row>
          <table:table-cell table:style-name="Table7.A2" office:value-type="string">
            <text:p text:style-name="P64">page</text:p>
          </table:table-cell>
          <table:table-cell table:style-name="Table7.B6" office:value-type="string">
            <text:p text:style-name="P64">integer</text:p>
          </table:table-cell>
          <table:table-cell table:style-name="Table7.C6" office:value-type="string">
            <text:p text:style-name="P119">Page number in the data impagination for this tile <text:s/></text:p>
          </table:table-cell>
        </table:table-row>
        <table:table-row>
          <table:table-cell table:style-name="Table7.A2" office:value-type="string">
            <text:p text:style-name="P64">pages</text:p>
          </table:table-cell>
          <table:table-cell table:style-name="Table7.B6" office:value-type="string">
            <text:p text:style-name="P64">integer</text:p>
          </table:table-cell>
          <table:table-cell table:style-name="Table7.C6" office:value-type="string">
            <text:p text:style-name="P119">Number of pages of data for the tile</text:p>
          </table:table-cell>
        </table:table-row>
        <table:table-row>
          <table:table-cell table:style-name="Table7.A2" office:value-type="string">
            <text:p text:style-name="P120">objs</text:p>
          </table:table-cell>
          <table:table-cell table:style-name="Table7.A2" office:value-type="string">
            <text:p text:style-name="P64">Array[Element]</text:p>
          </table:table-cell>
          <table:table-cell table:style-name="Table7.C7" office:value-type="string">
            <text:p text:style-name="P59"><text:span text:style-name="T75">data element</text:span> </text:p>
          </table:table-cell>
        </table:table-row>
      </table:table>
      <text:list xml:id="list2262610429321103469" text:style-name="L2">
        <text:list-item>
          <text:list>
            <text:list-header>
              <text:h text:style-name="P103" text:outline-level="10"><text:s text:c="5"/>Tab<text:span text:style-name="T75">le</text:span> 5: <text:span text:style-name="T74">fields of the document</text:span> “Tile”</text:h>
            </text:list-header>
          </text:list>
        </text:list-item>
      </text:list>
      <text:h text:style-name="P85" text:outline-level="10"/>
      <text:h text:style-name="P85" text:outline-level="10"><text:soft-page-break/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4">N<text:span text:style-name="T74">a</text:span>me</text:p>
          </table:table-cell>
          <table:table-cell table:style-name="Table8.A1" office:value-type="string">
            <text:p text:style-name="P54">T<text:span text:style-name="T74">y</text:span>p<text:span text:style-name="T78">e</text:span></text:p>
          </table:table-cell>
          <table:table-cell table:style-name="Table8.C1" office:value-type="string">
            <text:p text:style-name="P54">Descri<text:span text:style-name="T74">ption</text:span></text:p>
          </table:table-cell>
        </table:table-row>
        <table:table-row>
          <table:table-cell table:style-name="Table8.A2" office:value-type="string">
            <text:p text:style-name="P64">id</text:p>
          </table:table-cell>
          <table:table-cell table:style-name="Table8.B2" office:value-type="string">
            <text:p text:style-name="P64">Testo</text:p>
          </table:table-cell>
          <table:table-cell table:style-name="Table8.C2" office:value-type="string">
            <text:p text:style-name="P59"><text:span text:style-name="T74">Unique identifier of the feature in the layer private of the layer name (the feature key)</text:span> </text:p>
          </table:table-cell>
        </table:table-row>
        <table:table-row>
          <table:table-cell table:style-name="Table8.A2" office:value-type="string">
            <text:p text:style-name="P64">g</text:p>
          </table:table-cell>
          <table:table-cell table:style-name="Table8.B3" office:value-type="string">
            <text:p text:style-name="P64">Testo</text:p>
          </table:table-cell>
          <table:table-cell table:style-name="Table8.C3" office:value-type="string">
            <text:p text:style-name="P66">Vectorial representation of geometry coordinates (see table 7)</text:p>
          </table:table-cell>
        </table:table-row>
      </table:table>
      <text:p text:style-name="P44"><text:s text:c="5"/>Tab<text:span text:style-name="T75">le</text:span> 6: <text:span text:style-name="T74">fields of the “</text:span>Level“ <text:span text:style-name="T74">object in the</text:span>“<text:span text:style-name="T56">Tile” document</text:span></text:p>
      <text:p text:style-name="P47"/>
      <text:h text:style-name="P112" text:outline-level="3"><text:span text:style-name="T27">Codifica delle coordinate di una geometria in un</text:span><text:span text:style-name="T21"> d</text:span><text:span text:style-name="T1">ocument “</text:span><text:span text:style-name="T25">Tile”</text:span></text:h>
      <text:p text:style-name="P18"><text:span text:style-name="T84">La rappresentazione di una geometria è molto simile al</text:span> WKT<text:note text:id="ftn3" text:note-class="footnote"><text:note-citation>4</text:note-citation><text:note-body><text:p text:style-name="P69">http://en.wikipedia.org/wiki/Well-known_text</text:p></text:note-body></text:note>. <text:span text:style-name="T84">La rappresentazione della geometria incomincia con il codice del tipo e mette le coordinate tra parentesi tonde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5"><text:span text:style-name="T78">Type </text:span>N<text:span text:style-name="T78">a</text:span>me</text:p>
          </table:table-cell>
          <table:table-cell table:style-name="Table11.A1" office:value-type="string">
            <text:p text:style-name="P55"><text:span text:style-name="T78">Type c</text:span>o<text:span text:style-name="T78">de</text:span></text:p>
          </table:table-cell>
          <table:table-cell table:style-name="Table11.C1" office:value-type="string">
            <text:p text:style-name="P55">Str<text:span text:style-name="T78">ucture</text:span></text:p>
          </table:table-cell>
        </table:table-row>
        <table:table-row>
          <table:table-cell table:style-name="Table11.A2" office:value-type="string">
            <text:p text:style-name="P57">POINT</text:p>
          </table:table-cell>
          <table:table-cell table:style-name="Table11.B2" office:value-type="float" office:value="1">
            <text:p text:style-name="P64">1</text:p>
          </table:table-cell>
          <table:table-cell table:style-name="Table11.C4" office:value-type="string">
            <text:p text:style-name="P59"><text:s/>1(####)</text:p>
          </table:table-cell>
        </table:table-row>
        <table:table-row>
          <table:table-cell table:style-name="Table11.A2" office:value-type="string">
            <text:p text:style-name="P57">LINEA</text:p>
          </table:table-cell>
          <table:table-cell table:style-name="Table11.B3" office:value-type="float" office:value="2">
            <text:p text:style-name="P64">2</text:p>
          </table:table-cell>
          <table:table-cell table:style-name="Table11.C4" office:value-type="string">
            <text:p text:style-name="P59"><text:s/>2(####...####)</text:p>
          </table:table-cell>
        </table:table-row>
        <table:table-row>
          <table:table-cell table:style-name="Table11.A2" office:value-type="string">
            <text:p text:style-name="P64">POLIGONI</text:p>
          </table:table-cell>
          <table:table-cell table:style-name="Table11.B4" office:value-type="float" office:value="3">
            <text:p text:style-name="P64">3</text:p>
          </table:table-cell>
          <table:table-cell table:style-name="Table11.C4" office:value-type="string">
            <text:p text:style-name="P59"><text:s/>3((####..####),(####...####))</text:p>
          </table:table-cell>
        </table:table-row>
      </table:table>
      <text:p text:style-name="P26"><text:s text:c="5"/>Tabella <text:span text:style-name="T75">7</text:span>: tipi di geometrie e loro rappresentazione</text:p>
      <text:p text:style-name="P25"><text:span text:style-name="T84">Le coordinate sono espresse con valori esadecimali e sono relativi all'origine del tassello</text:span>. <text:span text:style-name="T84">Quindi poichè i tasselli sono 256x256 pixel</text:span>, <text:span text:style-name="T84">ogni vertice prende solo</text:span> 4 byte (<text:span text:style-name="T84">o meno se il documento viene compresso</text:span>) <text:s/></text:p>
      <text:p text:style-name="P45"><text:span text:style-name="T84">La trasformazione delle coordinate dei vertici in WGS84 <text:s/>latitude and longitude or in simple Mercator x and y è semplice utilizando le coordinete dell'origine della tile e le regole di conversione di Slippy Map Tilenames</text:span>. </text:p>
      <text:p text:style-name="P47"/>
      <text:h text:style-name="P113" text:outline-level="3">Documenti “Infos”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4">N<text:span text:style-name="T74">a</text:span>me</text:p>
          </table:table-cell>
          <table:table-cell table:style-name="Table9.A1" office:value-type="string">
            <text:p text:style-name="P54">T<text:span text:style-name="T74">y</text:span>p<text:span text:style-name="T78">e</text:span></text:p>
          </table:table-cell>
          <table:table-cell table:style-name="Table9.C1" office:value-type="string">
            <text:p text:style-name="P54">Descri<text:span text:style-name="T74">ption</text:span></text:p>
          </table:table-cell>
        </table:table-row>
        <table:table-row>
          <table:table-cell table:style-name="Table9.A2" office:value-type="string">
            <text:p text:style-name="P59"><text:span text:style-name="T55">_{</text:span>layername}bbox_</text:p>
          </table:table-cell>
          <table:table-cell table:style-name="Table9.B2" office:value-type="string">
            <text:p text:style-name="P64">GeoJSON</text:p>
          </table:table-cell>
          <table:table-cell table:style-name="Table9.C2" office:value-type="string">
            <text:p text:style-name="P65">The bbox in WGS84 of the <text:span text:style-name="T79">feature</text:span></text:p>
          </table:table-cell>
        </table:table-row>
        <table:table-row>
          <table:table-cell table:style-name="Table9.A2" office:value-type="string">
            <text:p text:style-name="P68"><text:span text:style-name="T55">{</text:span>lattribute <text:span text:style-name="T79">name}</text:span></text:p>
          </table:table-cell>
          <table:table-cell table:style-name="Table9.B3" office:value-type="string">
            <text:p text:style-name="P67">attribute type</text:p>
          </table:table-cell>
          <table:table-cell table:style-name="Table9.C3" office:value-type="string">
            <text:p text:style-name="P59"><text:span text:style-name="T79">A Field with name and value of an attribute </text:span><text:s/></text:p>
          </table:table-cell>
        </table:table-row>
        <table:table-row>
          <table:table-cell table:style-name="Table9.A2" office:value-type="string">
            <text:p text:style-name="P68">.....</text:p>
          </table:table-cell>
          <table:table-cell table:style-name="Table9.B4" office:value-type="string">
            <text:p text:style-name="P67">....</text:p>
          </table:table-cell>
          <table:table-cell table:style-name="Table9.C4" office:value-type="string">
            <text:p text:style-name="P59">....</text:p>
          </table:table-cell>
        </table:table-row>
        <table:table-row>
          <table:table-cell table:style-name="Table9.A2" office:value-type="string">
            <text:p text:style-name="P68"><text:span text:style-name="T55">{</text:span>lattribute <text:span text:style-name="T79">name}</text:span></text:p>
          </table:table-cell>
          <table:table-cell table:style-name="Table9.B5" office:value-type="string">
            <text:p text:style-name="P67">attribute type</text:p>
          </table:table-cell>
          <table:table-cell table:style-name="Table9.C5" office:value-type="string">
            <text:p text:style-name="P59"><text:span text:style-name="T79">A Field with name and value of an attribute </text:span><text:s/></text:p>
          </table:table-cell>
        </table:table-row>
      </table:table>
      <text:list xml:id="list144141719589274" text:continue-numbering="true" text:style-name="L2">
        <text:list-item>
          <text:list>
            <text:list-header>
              <text:h text:style-name="P100" text:outline-level="10"><text:span text:style-name="T54">T</text:span>abella 7: campi json nel documento “<text:span text:style-name="T56">Infos</text:span>”</text:h>
            </text:list-header>
          </text:list>
        </text:list-item>
      </text:list>
      <text:h text:style-name="P75" text:outline-level="10"/>
      <text:h text:style-name="P114" text:outline-level="3">Documenti “<text:span text:style-name="T79">Views</text:span>”</text:h>
      <text:p text:style-name="P77">A document of type “Views” is a particular json document, called in couchbase “Design Document” <text:s/>that defines the spatial indices that manage the access to “Infos” and “Layer” documents. </text:p>
      <text:p text:style-name="P14"/>
      <text:p text:style-name="P14"/>
      <text:p text:style-name="P14"/>
      <text:p text:style-name="P14"/>
      <text:h text:style-name="P104" text:outline-level="1"><text:soft-page-break/><text:span text:style-name="T66">Data Access </text:span><text:s text:c="2"/></text:h>
      <text:p text:style-name="P78">The Inno Web App expose the RestFul interface below</text:p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<text:span text:style-name="T66">Inno Request</text:span> Name</text:p>
          </table:table-cell>
          <table:table-cell table:style-name="Table4.B1" office:value-type="string">
            <text:p text:style-name="P13">List</text:p>
          </table:table-cell>
        </table:table-row>
        <table:table-row>
          <table:table-cell table:style-name="Table4.A2" table:number-columns-spanned="2" office:value-type="string">
            <text:p text:style-name="P17"><text:span text:style-name="Emphasis"><text:span text:style-name="T68">http://</text:span></text:span><text:span text:style-name="Emphasis"><text:span text:style-name="T69">your_server</text:span></text:span><text:span text:style-name="Emphasis"><text:span text:style-name="T68">/inno/json/list(/&lt;page&gt;)</text:span></text:span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80">It returns a json document with an array of layer's metadata ( documents of the type 'Layer' </text:p>
          </table:table-cell>
          <table:covered-table-cell/>
        </table:table-row>
        <table:table-row>
          <table:table-cell table:style-name="Table4.A4" office:value-type="string">
            <text:p text:style-name="P19"><text:span text:style-name="T66">Inno Request</text:span> Name</text:p>
          </table:table-cell>
          <table:table-cell table:style-name="Table4.B4" office:value-type="string">
            <text:p text:style-name="P12"><text:span text:style-name="T67">Get</text:span>Layer</text:p>
          </table:table-cell>
        </table:table-row>
        <table:table-row>
          <table:table-cell table:style-name="Table4.A5" table:number-columns-spanned="2" office:value-type="string">
            <text:p text:style-name="P53"><text:span text:style-name="Emphasis"><text:span text:style-name="T32">http://</text:span></text:span><text:span text:style-name="Emphasis"><text:span text:style-name="T31">your_server</text:span></text:span><text:span text:style-name="Emphasis"><text:span text:style-name="T32">/inno/json/layer/&lt;n</text:span></text:span><text:span text:style-name="Emphasis"><text:span text:style-name="T30">a</text:span></text:span><text:span text:style-name="Emphasis"><text:span text:style-name="T32">me&gt;</text:span></text:span></text:p>
          </table:table-cell>
          <table:covered-table-cell/>
        </table:table-row>
        <table:table-row>
          <table:table-cell table:style-name="Table4.A6" table:number-columns-spanned="2" office:value-type="string">
            <text:p text:style-name="P81">It returns a json document <text:s/>of the type 'Layer' </text:p>
          </table:table-cell>
          <table:covered-table-cell/>
        </table:table-row>
        <table:table-row>
          <table:table-cell table:style-name="Table4.A4" office:value-type="string">
            <text:p text:style-name="P20"><text:span text:style-name="T66">Inno Request</text:span> Name</text:p>
          </table:table-cell>
          <table:table-cell table:style-name="Table4.B4" office:value-type="string">
            <text:p text:style-name="P12"><text:span text:style-name="T67">Get</text:span>Tile</text:p>
          </table:table-cell>
        </table:table-row>
        <table:table-row>
          <table:table-cell table:style-name="Table4.A8" table:number-columns-spanned="2" office:value-type="string">
            <text:p text:style-name="P24"><text:span text:style-name="Emphasis"><text:span text:style-name="T46">http://</text:span></text:span><text:span text:style-name="Emphasis"><text:span text:style-name="T70">your_server/</text:span></text:span><text:span text:style-name="Emphasis"><text:span text:style-name="T46">inno/json/tile/&lt;n</text:span></text:span><text:span text:style-name="Emphasis"><text:span text:style-name="T47">ame</text:span></text:span><text:span text:style-name="Emphasis"><text:span text:style-name="T46">&gt;/&lt;x&gt;/&lt;y&gt;/&lt;zoom&gt;(/&lt;page&gt;)</text:span></text:span></text:p>
          </table:table-cell>
          <table:covered-table-cell/>
        </table:table-row>
        <table:table-row>
          <table:table-cell table:style-name="Table4.A9" table:number-columns-spanned="2" office:value-type="string">
            <text:p text:style-name="P22"><text:span text:style-name="Source_20_Text"><text:span text:style-name="T50">It r</text:span></text:span><text:span text:style-name="Source_20_Text"><text:span text:style-name="T48">eturns </text:span></text:span><text:span text:style-name="Source_20_Text"><text:span text:style-name="T49">the</text:span></text:span><text:span text:style-name="Source_20_Text"><text:span text:style-name="T48"> json document </text:span></text:span><text:span text:style-name="Source_20_Text"><text:span text:style-name="T49">of the vectorial tile </text:span></text:span><text:span text:style-name="Source_20_Text"><text:span text:style-name="T51">(a </text:span></text:span><text:span text:style-name="Source_20_Text"><text:span text:style-name="T31">document of the type “</text:span></text:span><text:span text:style-name="Source_20_Text"><text:span text:style-name="T33">Tile</text:span></text:span><text:span text:style-name="Source_20_Text"><text:span text:style-name="T31">”</text:span></text:span><text:span text:style-name="Source_20_Text"><text:span text:style-name="T51">)</text:span></text:span></text:p>
          </table:table-cell>
          <table:covered-table-cell/>
        </table:table-row>
        <table:table-row>
          <table:table-cell table:style-name="Table4.A4" office:value-type="string">
            <text:p text:style-name="P20"><text:span text:style-name="T66">Inno Request</text:span> Name</text:p>
          </table:table-cell>
          <table:table-cell table:style-name="Table4.B4" office:value-type="string">
            <text:p text:style-name="P13">GetInfo<text:span text:style-name="T80">s</text:span></text:p>
          </table:table-cell>
        </table:table-row>
        <table:table-row>
          <table:table-cell table:style-name="Table4.A11" table:number-columns-spanned="2" office:value-type="string">
            <text:p text:style-name="P52"><text:span text:style-name="Emphasis"><text:span text:style-name="T68">http://</text:span></text:span><text:span text:style-name="Emphasis"><text:span text:style-name="T69">your_server/</text:span></text:span><text:span text:style-name="Emphasis"><text:span text:style-name="T68">inno/json/infos/&lt;</text:span></text:span><text:span text:style-name="Emphasis"><text:span text:style-name="T46">n</text:span></text:span><text:span text:style-name="Emphasis"><text:span text:style-name="T47">ame</text:span></text:span><text:span text:style-name="Emphasis"><text:span text:style-name="T68">&gt;/&lt;x&gt;/&lt;y&gt;/&lt;zoom&gt;(/&lt;page&gt;)</text:span></text:span></text:p>
          </table:table-cell>
          <table:covered-table-cell/>
        </table:table-row>
        <table:table-row>
          <table:table-cell table:style-name="Table4.A11" table:number-columns-spanned="2" office:value-type="string">
            <text:p text:style-name="P21"><text:span text:style-name="Source_20_Text"><text:span text:style-name="T31">It r</text:span></text:span><text:span text:style-name="Source_20_Text"><text:span text:style-name="T30">eturns a json document with an array of </text:span></text:span><text:span text:style-name="Source_20_Text"><text:span text:style-name="T31">document</text:span></text:span><text:span text:style-name="Source_20_Text"><text:span text:style-name="T30">s of the type '</text:span></text:span><text:span text:style-name="Source_20_Text"><text:span text:style-name="T31">Info</text:span></text:span><text:span text:style-name="Source_20_Text"><text:span text:style-name="T30">' </text:span></text:span><text:span text:style-name="Source_20_Text"><text:span text:style-name="T31">of the features present in a tile </text:span></text:span></text:p>
          </table:table-cell>
          <table:covered-table-cell/>
        </table:table-row>
        <table:table-row>
          <table:table-cell table:style-name="Table4.A4" office:value-type="string">
            <text:p text:style-name="P20"><text:span text:style-name="T66">Inno Request</text:span> Name</text:p>
          </table:table-cell>
          <table:table-cell table:style-name="Table4.B4" office:value-type="string">
            <text:p text:style-name="P12"><text:span text:style-name="T67">Get</text:span>V<text:span text:style-name="T67">alue</text:span></text:p>
          </table:table-cell>
        </table:table-row>
        <table:table-row>
          <table:table-cell table:style-name="Table4.A14" table:number-columns-spanned="2" office:value-type="string">
            <text:p text:style-name="P52"><text:span text:style-name="Emphasis"><text:span text:style-name="T68">http://</text:span></text:span><text:span text:style-name="Emphasis"><text:span text:style-name="T69">your_server</text:span></text:span><text:span text:style-name="Emphasis"><text:span text:style-name="T68">/inno/json/value/&lt;</text:span></text:span><text:span text:style-name="Emphasis"><text:span text:style-name="T46">n</text:span></text:span><text:span text:style-name="Emphasis"><text:span text:style-name="T47">ame</text:span></text:span><text:span text:style-name="Emphasis"><text:span text:style-name="T68">&gt;/&lt;attribut</text:span></text:span><text:span text:style-name="Emphasis"><text:span text:style-name="T69">e</text:span></text:span><text:span text:style-name="Emphasis"><text:span text:style-name="T68">&gt;/&lt;x&gt;/&lt;y&gt;/&lt;zoom&gt;(/&lt;page&gt;)</text:span></text:span></text:p>
          </table:table-cell>
          <table:covered-table-cell/>
        </table:table-row>
        <table:table-row>
          <table:table-cell table:style-name="Table4.A15" table:number-columns-spanned="2" office:value-type="string">
            <text:p text:style-name="P21"><text:span text:style-name="Source_20_Text"><text:span text:style-name="T31">It r</text:span></text:span><text:span text:style-name="Source_20_Text"><text:span text:style-name="T30">eturns a json document with an array of </text:span></text:span><text:span text:style-name="Source_20_Text"><text:span text:style-name="T31">values of the specified attribute of the features present in a tile </text:span></text:span></text:p>
          </table:table-cell>
          <table:covered-table-cell/>
        </table:table-row>
      </table:table>
      <text:p text:style-name="P16"/>
      <text:p text:style-name="P15"/>
      <text:h text:style-name="P105" text:outline-level="1">Il Tool InnoImportShape</text:h>
      <text:p text:style-name="P35">InnoImportShapeFile is a simple set of script for the Linux environmet (Ubuntu Server 14.04) <text:s/>that permits to load a gis layer stored in a Esri shape file format into couchbase. </text:p>
      <text:p text:style-name="P35">The tool depends on: postgresql (v:9.3), postgis, gzip, tar, <text:s/>zip, unzip, bash, couchbase (only for the tool cbdocloader).</text:p>
      <text:p text:style-name="P35">To configure the tool first write the correct parameters in the file: </text:p>
      <text:p text:style-name="P35"><text:tab/>/path_to/innotool/inno_set_global.sh </text:p>
      <text:p text:style-name="P35">The next step is to create a local postgresql database with postgis functionalities and then add to it the etl_functions with the comand: </text:p>
      <text:p text:style-name="P35"><text:tab/>psql -f /path_to/innotool/etl_functions.sql -d your_database <text:s text:c="2"/></text:p>
      <text:p text:style-name="P35">Finally to perform the import execute the command </text:p>
      <text:p text:style-name="P35"><text:s text:c="6"/>/path_to/innotool/inno_import.sh new_layer_name path_to_compressed_shapefile </text:p>
      <text:p text:style-name="P35"><text:soft-page-break/><text:s/>where</text:p>
      <text:p text:style-name="P35"><text:s/>- new_layer_name : The name of the new layer </text:p>
      <text:p text:style-name="P35">- path_to_compressed_shapefile : The compressed shapefile</text:p>
      <text:p text:style-name="P49"><text:span text:style-name="T41">The Shapefile </text:span><text:span text:style-name="T52">should have the following properties:</text:span></text:p>
      <text:p text:style-name="P49"/>
      <text:list xml:id="list4611685590422849834" text:style-name="L3">
        <text:list-item>
          <text:p text:style-name="P99">The shape layer must be compressed with zip must contain at least three files with the extension .shp, .shx and .dbf with the same name. </text:p>
        </text:list-item>
        <text:list-item>
          <text:p text:style-name="P98">geometries <text:span text:style-name="T80">should be of </text:span>the same type, <text:span text:style-name="T80">one of</text:span>: point, line, polygon, multipoint, multiline, multipolygon </text:p>
        </text:list-item>
      </text:list>
      <text:list xml:id="list4258468921666292359" text:style-name="L4">
        <text:list-item>
          <text:p text:style-name="P91"><text:span text:style-name="T26">geometries must follow the OGC guidelines that can be found at the following link </text:span><text:a xlink:type="simple" xlink:href="http://www.opengeospatial.org/standards/sfa">http://www.opengeospatial.org/standards/sfa</text:a><text:span text:style-name="T26"> </text:span></text:p>
        </text:list-item>
      </text:list>
      <text:list xml:id="list3471715174546769382" text:style-name="L5">
        <text:list-item>
          <text:p text:style-name="P86">polygonal geometries must not have intersections </text:p>
        </text:list-item>
      </text:list>
      <text:list xml:id="list7955811588085009926" text:style-name="L6">
        <text:list-item>
          <text:p text:style-name="P87">attribute names can not start with '_' </text:p>
        </text:list-item>
      </text:list>
      <text:list xml:id="list5970766940339017547" text:style-name="L7">
        <text:list-item>
          <text:p text:style-name="P88">attribute names can not contain ':' </text:p>
        </text:list-item>
      </text:list>
      <text:list xml:id="list8464112549491390806" text:style-name="L8">
        <text:list-item>
          <text:p text:style-name="P89">attribute name can not be 'gid' </text:p>
        </text:list-item>
      </text:list>
      <text:list xml:id="list4234525314210390609" text:style-name="L9">
        <text:list-header>
          <text:p text:style-name="P79"/>
        </text:list-header>
      </text:list>
      <text:p text:style-name="P101">Note1: A couchbase node should be visible from the server</text:p>
      <text:list xml:id="list7509942079727763827" text:style-name="L10">
        <text:list-header>
          <text:p text:style-name="P102">Note2: The tiling of <text:s/>large layer ( over 1 GB of size ) can take many hours <text:s/></text:p>
        </text:list-header>
      </text:list>
      <text:p text:style-name="P43">Appendici</text:p>
      <text:h text:style-name="P121" text:outline-level="2"><text:span text:style-name="Car._20_predefinito_20_paragrafo"><text:span text:style-name="T43">Examples of response to a request </text:span></text:span><text:span text:style-name="Car._20_predefinito_20_paragrafo"><text:span text:style-name="T42"><text:s/></text:span></text:span></text:h>
      <text:p text:style-name="P36">List Request</text:p>
      <text:p text:style-name="P39">{"layers":[{"_innoname_":"comuni","_bbox_":{"type":"Polygon","coordinates":[[[8.130769799999999,38.859124],[8.130769799999999,41.3132405],[9.8270429,41.3132405],[9.8270429,38.859124],[8.130769799999999,38.859124]]]},"vertices":314610,"count":377,"type":"MULTIPOLYGON","attributes":[{"name":"gid","type":"integer"},{"name":"istat","type":"double precision"},{"name":"nome","type":"character varying"},{"name":"regione","type":"character varying"},{"name":"subregione","type":"character varying"}],"levels":[{"zoom":10,"tiles":[535,382,539,391]},{"zoom":11,"tiles":[1070,765,1079,783]},{"zoom":12,"tiles":[2140,1530,2159,1567]},{"zoom":13,"tiles":[4281,3061,4319,3134]},{"zoom":14,"tiles":[8562,6123,8639,6269]},{"zoom":15,"tiles":[17124,12247,17278,12539]},{"zoom":16,"tiles":[34248,24495,34556,25079]},{"zoom":17,"tiles":[68496,48990,69113,50158]}]}]}</text:p>
      <text:p text:style-name="P9"/>
      <text:h text:style-name="P109" text:outline-level="3"><text:bookmark-start text:name="__DdeLink__5861_94085152"/>Get<text:bookmark-end text:name="__DdeLink__5861_94085152"/>Tile Request</text:h>
      <text:p text:style-name="P41">{"_bbox_":{"type":"Polygon","coordinates":[[[8.08594,38.82259],[8.08594,39.09596],[8.4375,39.09596],[8.4375,38.82259],[8.08594,38.82259]]]}, "objs": [{"id":"085","g":"3((ff78ff79ff79ff79ff7aff7bff7cff7cfe7cfd7cfd7dfc7efb7efb7ffa7ffa7ef97ef97df87df87ef77ef67ef67ff57ff47ff47ef37ef37df37ef27ef17ef17ff07ff17ff07<text:soft-page-break/>ff080f180f080f081f082f083ef83ee83ee82ee83ee82ed82ec82ec81eb81ea81ea80ea7fe97fe97ee87ee87de77de77ce77be77ae779e679e779e778e777e778e877e777e776e876e875e775e774e874e773e772e872e772e771e772e671e570e470e471e470e370e36fe26fe26ee26de26ce16be16ae169e069e169e069e068e067e066e166e066e166e066e166e065e165e065e064e164e064e063e163e063e062df62de62de61de60dd60dd61dc61dc60dc5fdc5edc5ddc5edb5ddb5cdb5ddb5cdb5bda5bda5adb5bdb5ada5ad95ad959d958da58da57db56da56d957d956d957d956d856d956d955d855d854d954d953d853d854d853d753d853d953da53d953d952da52da51d951d851d751d651d650d750d74fd64fd74fd74ed64ed64fd54fd44fd44ed34ed44ed44dd34dd34cd34bd24bd24ad14ad149d148d048d047cf47d047d046d045d046d045d145d144d244d243d143d243d242d342d442d441d440d43fd33fd33ed43ed43dd53dd53cd63cd63bd73bd73ad739d738d638d637d636d736d834d833d933d932d931da2fdb2edc2cdd2cde29df28e027e026e125e124e123e222e31fe41de51ae617e616e615e811e90fe90ee90dea0aeb09ee09ee08ef06f004f101f100fc00fd00fe00ff00ff00ff78))"},{"id":"158", "g":"3((9a009a0099009a00))"},{"id":"158", "g":"3((9800980098019701960195009500940093009800))"}, {"id":"158", "g":"3((8d008d008c008c018b018b008a008a01890189008800890088008d00))"},{"id":"427", "g":"3((ecd9edd9eddaeedaeedbeedceddcecdcecddebddebdceadbebdbebdaebd9ecd9))"}], "id":"comuni:535:391:10", "page":1, "pages":1}</text:p>
      <text:p text:style-name="P6"/>
      <text:h text:style-name="P110" text:outline-level="3"><text:span text:style-name="T57">Get</text:span><text:span text:style-name="T58">V</text:span><text:span text:style-name="T57">alue Request</text:span></text:h>
      <text:p text:style-name="P40">{"subregione":[{"id":"comuni:158","<text:span text:style-name="T61">v</text:span>":"Sulcis-Iglesiente"},{"id":"comuni:249","<text:span text:style-name="T61">v</text:span>":"Sulcis-Iglesiente"},{"id":"comuni:085","<text:span text:style-name="T61">v</text:span>":"Sulcis-Iglesiente"},{"id":"comuni:427","<text:span text:style-name="T61">v</text:span>":"Sulcis-Iglesiente"},{"id":"comuni:112","<text:span text:style-name="T61">v</text:span>":"Sulcis-Iglesiente"}], "id":"comuni:535:391:10"}</text:p>
      <text:p text:style-name="P5"/>
      <text:h text:style-name="P110" text:outline-level="3"><text:span text:style-name="Car._20_predefinito_20_paragrafo"><text:span text:style-name="T57">GetInfos</text:span></text:span><text:span text:style-name="Car._20_predefinito_20_paragrafo"><text:span text:style-name="T60"> Request</text:span></text:span></text:h>
      <text:p text:style-name="P10"><text:span text:style-name="Car._20_predefinito_20_paragrafo"><text:span text:style-name="T17">{</text:span></text:span></text:p>
      <text:p text:style-name="P10"><text:span text:style-name="Car._20_predefinito_20_paragrafo"><text:span text:style-name="T17"><text:s text:c="2"/>"_comunibbox_": {</text:span></text:span></text:p>
      <text:p text:style-name="P10"><text:span text:style-name="Car._20_predefinito_20_paragrafo"><text:span text:style-name="T17"><text:s text:c="4"/>"type": "Polygon",</text:span></text:span></text:p>
      <text:p text:style-name="P10"><text:span text:style-name="Car._20_predefinito_20_paragrafo"><text:span text:style-name="T17"><text:s text:c="4"/>"coordinates": [</text:span></text:span></text:p>
      <text:p text:style-name="P11"><text:span text:style-name="Car._20_predefinito_20_paragrafo"><text:span text:style-name="T17"><text:s text:c="6"/>[[8.13077,40.65175],[8.13077,40.8693],[8.6436,40.8693],</text:span></text:span></text:p>
      <text:p text:style-name="P11"><text:span text:style-name="Car._20_predefinito_20_paragrafo"><text:span text:style-name="T17"><text:s text:c="6"/>[8.6436,40.65175],[8.13077,40.65175]]]</text:span></text:span></text:p>
      <text:p text:style-name="P10"><text:span text:style-name="Car._20_predefinito_20_paragrafo"><text:span text:style-name="T17"><text:s text:c="2"/>},</text:span></text:span></text:p>
      <text:p text:style-name="P10"><text:span text:style-name="Car._20_predefinito_20_paragrafo"><text:span text:style-name="T17"><text:s text:c="2"/>"gid": 128,</text:span></text:span></text:p>
      <text:p text:style-name="P10"><text:span text:style-name="Car._20_predefinito_20_paragrafo"><text:span text:style-name="T17"><text:s text:c="2"/>"istat": 90064,</text:span></text:span></text:p>
      <text:p text:style-name="P10"><text:span text:style-name="Car._20_predefinito_20_paragrafo"><text:span text:style-name="T17"><text:s text:c="2"/>"nome": "Sassari",</text:span></text:span></text:p>
      <text:p text:style-name="P10"><text:span text:style-name="Car._20_predefinito_20_paragrafo"><text:span text:style-name="T17"><text:s text:c="2"/>"regione": "Sardegna",</text:span></text:span></text:p>
      <text:p text:style-name="P10"><text:span text:style-name="Car._20_predefinito_20_paragrafo"><text:span text:style-name="T17"><text:s text:c="2"/>"subregione": "Sassarese",</text:span></text:span></text:p>
      <text:p text:style-name="P37"><text:span text:style-name="Car._20_predefinito_20_paragrafo"><text:span text:style-name="T17"><text:s text:c="2"/>"id": "001"</text:span></text:span></text:p>
      <text:p text:style-name="P37"><text:span text:style-name="Car._20_predefinito_20_paragrafo"><text:span text:style-name="T17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 Narrow" svg:font-family="'Arial Narrow'" style:font-family-generic="swiss"/>
    <style:font-face style:name="ArialMT" svg:font-family="ArialMT" style:font-family-generic="swiss"/>
    <style:font-face style:name="TrebuchetMS" svg:font-family="TrebuchetM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3:49:53</meta:creation-date>
    <dc:date>2015-07-13T14:41:40.044557221</dc:date>
    <meta:editing-duration>P1DT20H34M19S</meta:editing-duration>
    <meta:editing-cycles>30</meta:editing-cycles>
    <meta:generator>LibreOffice/4.2.8.2$Linux_X86_64 LibreOffice_project/420m0$Build-2</meta:generator>
    <meta:printed-by>Laura Muscas</meta:printed-by>
    <meta:print-date>2015-03-31T06:34:19.852122416</meta:print-date>
    <meta:document-statistic meta:table-count="10" meta:image-count="0" meta:object-count="0" meta:page-count="8" meta:paragraph-count="251" meta:word-count="1514" meta:character-count="12975" meta:non-whitespace-character-count="11506"/>
  </office:meta>
</office:document-meta>
</file>